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54.4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9.14mm"/>
    </style:style>
    <style:style style:name="co22" style:family="table-column">
      <style:table-column-properties fo:break-before="auto" style:column-width="39.72mm"/>
    </style:style>
    <style:style style:name="co23" style:family="table-column">
      <style:table-column-properties fo:break-before="auto" style:column-width="51.24mm"/>
    </style:style>
    <style:style style:name="co24" style:family="table-column">
      <style:table-column-properties fo:break-before="auto" style:column-width="49.51mm"/>
    </style:style>
    <style:style style:name="co25" style:family="table-column">
      <style:table-column-properties fo:break-before="auto" style:column-width="68.51mm"/>
    </style:style>
    <style:style style:name="co26" style:family="table-column">
      <style:table-column-properties fo:break-before="auto" style:column-width="73.11mm"/>
    </style:style>
    <style:style style:name="co27" style:family="table-column">
      <style:table-column-properties fo:break-before="auto" style:column-width="52.97mm"/>
    </style:style>
    <style:style style:name="co28" style:family="table-column">
      <style:table-column-properties fo:break-before="auto" style:column-width="5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 style:data-style-name="N41">
      <style:table-cell-properties fo:border="0.99pt solid #000000"/>
    </style:style>
    <style:style style:name="ce7" style:family="table-cell" style:parent-style-name="Default">
      <style:table-cell-properties fo:background-color="#eeeeee" fo:border="1.25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66ccff" fo:border="0.99pt solid #000000"/>
    </style:style>
    <style:style style:name="ce10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6">
      <style:table-cell-properties fo:border="0.99pt solid #000000"/>
    </style:style>
    <style:style style:name="ce12" style:family="table-cell" style:parent-style-name="Default" style:data-style-name="N2">
      <style:table-cell-properties fo:border="0.99pt solid #000000"/>
    </style:style>
    <style:style style:name="ce13" style:family="table-cell" style:parent-style-name="Default" style:data-style-name="N2">
      <style:table-cell-properties fo:background-color="#eeeeee" fo:border="1.25pt solid #000000"/>
    </style:style>
    <style:style style:name="ce14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 style:data-style-name="N2">
      <style:table-cell-properties fo:background-color="#cccccc" fo:border="0.99pt solid #000000"/>
    </style:style>
    <style:style style:name="ce18" style:family="table-cell" style:parent-style-name="Default" style:data-style-name="N41"/>
    <style:style style:name="ce19" style:family="table-cell" style:parent-style-name="Default" style:data-style-name="N40"/>
    <style:style style:name="ce20" style:family="table-cell" style:parent-style-name="Default">
      <style:table-cell-properties fo:background-color="#eeeeee" fo:border="0.99pt solid #000000"/>
    </style:style>
    <style:style style:name="ce21" style:family="table-cell" style:parent-style-name="Default">
      <style:table-cell-properties fo:background-color="#dddddd" fo:border="0.74pt solid #000000"/>
    </style:style>
    <style:style style:name="ce22" style:family="table-cell" style:parent-style-name="Default">
      <style:table-cell-properties fo:background-color="#cccccc" fo:border="0.99pt solid #000000"/>
    </style:style>
    <style:style style:name="ce23" style:family="table-cell" style:parent-style-name="Default">
      <style:table-cell-properties fo:background-color="transparent" fo:border="0.99pt solid #000000"/>
    </style:style>
    <style:style style:name="ce24" style:family="table-cell" style:parent-style-name="Default" style:data-style-name="N2">
      <style:table-cell-properties fo:border-bottom="none" fo:background-color="#66ccff" fo:border-left="0.74pt solid #000000" fo:border-right="0.74pt solid #000000" fo:border-top="0.74pt solid #000000"/>
    </style:style>
    <style:style style:name="ce25" style:family="table-cell" style:parent-style-name="Default" style:data-style-name="N2">
      <style:table-cell-properties fo:border-bottom="none" fo:background-color="#66ccff" fo:border-left="0.74pt solid #000000" fo:border-right="0.74pt solid #000000" fo:border-top="none"/>
    </style:style>
    <style:style style:name="ce26" style:family="table-cell" style:parent-style-name="Default" style:data-style-name="N2">
      <style:table-cell-properties fo:border-bottom="0.74pt solid #000000" fo:background-color="#66ccff" fo:border-left="0.74pt solid #000000" fo:border-right="0.74pt solid #000000" fo:border-top="none"/>
    </style:style>
    <style:style style:name="ce27" style:family="table-cell" style:parent-style-name="Default" style:data-style-name="N2">
      <style:table-cell-properties fo:background-color="#dddddd" fo:border="0.74pt solid #000000"/>
    </style:style>
    <style:style style:name="ce28" style:family="table-cell" style:parent-style-name="Default" style:data-style-name="N2">
      <style:table-cell-properties fo:border="0.74pt solid #000000"/>
    </style:style>
    <style:style style:name="ce29" style:family="table-cell" style:parent-style-name="Default" style:data-style-name="N2">
      <style:table-cell-properties fo:background-color="#dddddd" fo:border="0.99pt solid #000000"/>
    </style:style>
    <style:style style:name="ce30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84">
      <style:table-cell-properties fo:border="0.99pt solid #000000"/>
    </style:style>
    <style:style style:name="ce35" style:family="table-cell" style:parent-style-name="Default" style:data-style-name="N113"/>
    <style:style style:name="ce36" style:family="table-cell" style:parent-style-name="Default" style:data-style-name="N113">
      <style:table-cell-properties fo:background-color="#eeeeee" fo:border="0.99pt solid #000000"/>
    </style:style>
    <style:style style:name="ce37" style:family="table-cell" style:parent-style-name="Default" style:data-style-name="N2">
      <style:table-cell-properties fo:background-color="#eeeeee" fo:border="0.99pt solid #000000"/>
    </style:style>
    <style:style style:name="ce38" style:family="table-cell" style:parent-style-name="Default" style:data-style-name="N114"/>
    <style:style style:name="ce39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33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9" office:value-type="float" office:value="25" calcext:value-type="float">
            <text:p>25.00</text:p>
          </table:table-cell>
          <table:table-cell table:style-name="ce1" office:value-type="string" calcext:value-type="string">
            <text:p>Yards</text:p>
          </table:table-cell>
          <table:table-cell table:style-name="ce22" office:value-type="string" calcext:value-type="string">
            <text:p>Vehicles Per Day ~ 12 * Hour</text:p>
          </table:table-cell>
          <table:table-cell table:style-name="ce29" office:value-type="string" calcext:value-type="string">
            <text:p>Vehicles Per Hour</text:p>
          </table:table-cell>
          <table:table-cell table:style-name="ce12" table:formula="of:=(COUNT([.$I$10:.$I$60])*(60/[.F8])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12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12" table:formula="of:=(AVERAGE([.$L$10:.$L$60]))" office:value-type="float" office:value="305.516805663876" calcext:value-type="float">
            <text:p>305.52</text:p>
          </table:table-cell>
          <table:table-cell table:style-name="ce29" office:value-type="string" calcext:value-type="string">
            <text:p>AvgDistanceBetweenVehicles Yds</text:p>
          </table:table-cell>
          <table:table-cell table:style-name="ce1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10" office:value-type="string" calcext:value-type="string">
            <text:p>2016-01-09-1-15.00-1.avi</text:p>
          </table:table-cell>
          <table:table-cell/>
          <table:table-cell table:style-name="ce23" table:formula="of:=[.J5]*12" office:value-type="float" office:value="3672" calcext:value-type="float">
            <text:p>3672</text:p>
          </table:table-cell>
          <table:table-cell table:style-name="ce29" office:value-type="string" calcext:value-type="string">
            <text:p>Average Speed MPH</text:p>
          </table:table-cell>
          <table:table-cell table:style-name="ce12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12" table:formula="of:=(MIN([.$L$10:.$L$60]))" office:value-type="float" office:value="143.08426073132" calcext:value-type="float">
            <text:p>143.08</text:p>
          </table:table-cell>
          <table:table-cell table:style-name="ce29" office:value-type="string" calcext:value-type="string">
            <text:p>AvgStoppingDistance</text:p>
          </table:table-cell>
          <table:table-cell table:style-name="ce12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ime : Date</text:p>
          </table:table-cell>
          <table:table-cell table:style-name="ce6" office:value-type="time" office:time-value="PT15H00M00S" calcext:value-type="time">
            <text:p>15:00:00</text:p>
          </table:table-cell>
          <table:table-cell table:style-name="ce11" office:value-type="date" office:date-value="2016-01-09" calcext:value-type="date">
            <text:p>09/01/2016</text:p>
          </table:table-cell>
          <table:table-cell/>
          <table:table-cell table:style-name="Default"/>
          <table:table-cell table:style-name="ce29" office:value-type="string" calcext:value-type="string">
            <text:p>MaxSpeed MPH</text:p>
          </table:table-cell>
          <table:table-cell table:style-name="ce12" table:formula="of:=(MAX([.$I$10:.$I$60]))" office:value-type="float" office:value="51.1363636363636" calcext:value-type="float">
            <text:p>51.14</text:p>
          </table:table-cell>
          <table:table-cell table:style-name="ce29" office:value-type="string" calcext:value-type="string">
            <text:p>MaxDistanceBetweenVehicles Yds</text:p>
          </table:table-cell>
          <table:table-cell table:style-name="ce12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12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Minutes</text:p>
          </table:table-cell>
          <table:table-cell table:style-name="ce12" office:value-type="float" office:value="10" calcext:value-type="float">
            <text:p>10.00</text:p>
          </table:table-cell>
          <table:table-cell table:style-name="ce20" office:value-type="string" calcext:value-type="string">
            <text:p>Right to Left – 1</text:p>
          </table:table-cell>
          <table:table-cell/>
          <table:table-cell table:style-name="ce29" office:value-type="string" calcext:value-type="string">
            <text:p>MinSpeed MPH</text:p>
          </table:table-cell>
          <table:table-cell table:style-name="ce12" table:formula="of:=(MIN([.$I$10:.$I$60]))" office:value-type="float" office:value="10.6534090909091" calcext:value-type="float">
            <text:p>10.65</text:p>
          </table:table-cell>
          <table:table-cell table:style-name="ce29" office:value-type="string" calcext:value-type="string">
            <text:p>MinDistanceBetweenVehicles Yds</text:p>
          </table:table-cell>
          <table:table-cell table:style-name="ce12" table:formula="of:=(MIN([.$O$10:.$O$60]))" office:value-type="float" office:value="17.1875" calcext:value-type="float">
            <text:p>17.19</text:p>
          </table:table-cell>
          <table:table-cell table:style-name="ce1" office:value-type="string" calcext:value-type="string">
            <text:p>MinStoppingDistance</text:p>
          </table:table-cell>
          <table:table-cell table:style-name="ce12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Frames In Box</text:p>
          </table:table-cell>
          <table:table-cell table:style-name="ce13" office:value-type="string" calcext:value-type="string">
            <text:p>Accurate Time (secs)</text:p>
          </table:table-cell>
          <table:table-cell table:style-name="ce7" office:value-type="string" calcext:value-type="string">
            <text:p>Left to Right – 0</text:p>
          </table:table-cell>
          <table:table-cell table:style-name="ce13" office:value-type="string" calcext:value-type="string">
            <text:p>Err – 1 Frame</text:p>
          </table:table-cell>
          <table:table-cell table:style-name="ce13" office:value-type="string" calcext:value-type="string">
            <text:p>Vehicle Speed MPH over 25yds</text:p>
          </table:table-cell>
          <table:table-cell table:style-name="ce13" office:value-type="string" calcext:value-type="string">
            <text:p>Err + 1 Frame</text:p>
          </table:table-cell>
          <table:table-cell table:style-name="ce13" office:value-type="string" calcext:value-type="string">
            <text:p>Average Speed of All – MPH</text:p>
          </table:table-cell>
          <table:table-cell table:style-name="ce13" office:value-type="string" calcext:value-type="string">
            <text:p>Vehicles Per Hour (Each <text:s/>last 5 cars)</text:p>
          </table:table-cell>
          <table:table-cell table:style-name="ce13" office:value-type="string" calcext:value-type="string">
            <text:p>Vehicles Per Hour (10min Avg)</text:p>
          </table:table-cell>
          <table:table-cell table:style-name="ce13" office:value-type="string" calcext:value-type="string">
            <text:p>Distance between Vehicles Error – 1 frames</text:p>
          </table:table-cell>
          <table:table-cell table:style-name="ce7" office:value-type="string" calcext:value-type="string">
            <text:p>Distance between vehicles (yds) avg last 5 Vehicles</text:p>
          </table:table-cell>
          <table:table-cell table:style-name="ce13" office:value-type="string" calcext:value-type="string">
            <text:p>Distance between Vehicles Error + 1 frames</text:p>
          </table:table-cell>
          <table:table-cell table:style-name="ce7" office:value-type="string" calcext:value-type="string">
            <text:p>Safe Stop Distance For Speed -Yds</text:p>
          </table:table-cell>
          <table:table-cell table:style-name="ce7" office:value-type="string" calcext:value-type="string">
            <text:p>Safe Stop Distance For Speed – F</text:p>
          </table:table-cell>
          <table:table-cell table:style-name="ce7" office:value-type="string" calcext:value-type="string">
            <text:p>Distance between vehicles (yds) min last 5 Vehicles</text:p>
          </table:table-cell>
          <table:table-cell table:style-name="ce7" office:value-type="string" calcext:value-type="string">
            <text:p>Vehicles per Hour – with Twice / X times <text:s/>the Traffic </text:p>
          </table:table-cell>
          <table:table-cell table:style-name="ce13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([.D10] - [.C10])" office:value-type="float" office:value="7" calcext:value-type="float">
            <text:p>7</text:p>
          </table:table-cell>
          <table:table-cell table:style-name="ce14" table:formula="of:=([.E10]/5)" office:value-type="float" office:value="1.4" calcext:value-type="float">
            <text:p>1.40</text:p>
          </table:table-cell>
          <table:table-cell table:style-name="ce3" office:value-type="float" office:value="0" calcext:value-type="float">
            <text:p>0</text:p>
          </table:table-cell>
          <table:table-cell table:style-name="ce24" table:formula="of:=([.$F$5]*3600/1760)/(([.E10]-1)/5)" office:value-type="float" office:value="42.6136363636364" calcext:value-type="float">
            <text:p>42.61</text:p>
          </table:table-cell>
          <table:table-cell table:style-name="ce24" table:formula="of:=([.$F$5]*3600/1760)/[.F10]" office:value-type="float" office:value="36.525974025974" calcext:value-type="float">
            <text:p>36.53</text:p>
          </table:table-cell>
          <table:table-cell table:style-name="ce24" table:formula="of:=([.$F$5]*3600/1760)/(([.E10]+1)/5)" office:value-type="float" office:value="31.9602272727273" calcext:value-type="float">
            <text:p>31.96</text:p>
          </table:table-cell>
          <table:table-cell table:style-name="ce14" table:formula="of:=AVERAGE([.$I$10:.$I$60])" office:value-type="float" office:value="29.1689287762149" calcext:value-type="float">
            <text:p>29.17</text:p>
          </table:table-cell>
          <table:table-cell table:style-name="ce14"/>
          <table:table-cell table:style-name="ce14" table:formula="of:=COUNT([.$K$10:.$K$60])*(6)" office:value-type="float" office:value="306" calcext:value-type="float">
            <text:p>306.00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table:formula="of:=(((([.I10]*[.I10])/20)+([.I10]))/3)" office:value-type="float" office:value="34.4111043177602" calcext:value-type="float">
            <text:p>34.41</text:p>
          </table:table-cell>
          <table:table-cell table:style-name="ce14" table:formula="of:=((([.I10]*[.I10])/20)+([.I10]))" office:value-type="float" office:value="103.23331295328" calcext:value-type="float">
            <text:p>103.23</text:p>
          </table:table-cell>
          <table:table-cell table:style-name="ce3" office:value-type="string" calcext:value-type="string">
            <text:p><text:s/></text:p>
          </table:table-cell>
          <table:table-cell table:style-name="ce14" table:formula="of:=COUNT([.$K$10:.$K$60])*(6 * 2)" office:value-type="float" office:value="612" calcext:value-type="float">
            <text:p>612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table:formula="of:=([.D11] - [.C11])" office:value-type="float" office:value="20" calcext:value-type="float">
            <text:p>20</text:p>
          </table:table-cell>
          <table:table-cell table:style-name="ce15" table:formula="of:=([.E11]/5)" office:value-type="float" office:value="4" calcext:value-type="float">
            <text:p>4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1]-1)/5)" office:value-type="float" office:value="13.4569377990431" calcext:value-type="float">
            <text:p>13.46</text:p>
          </table:table-cell>
          <table:table-cell table:style-name="ce25" table:formula="of:=([.$F$5]*3600/1760)/[.F11]" office:value-type="float" office:value="12.7840909090909" calcext:value-type="float">
            <text:p>12.78</text:p>
          </table:table-cell>
          <table:table-cell table:style-name="ce25" table:formula="of:=([.$F$5]*3600/1760)/(([.E11]+1)/5)" office:value-type="float" office:value="12.1753246753247" calcext:value-type="float">
            <text:p>12.18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1]*[.I11])/20)+([.I11]))/3)" office:value-type="float" office:value="6.98524664256198" calcext:value-type="float">
            <text:p>6.99</text:p>
          </table:table-cell>
          <table:table-cell table:style-name="ce15" table:formula="of:=((([.I11]*[.I11])/20)+([.I11]))" office:value-type="float" office:value="20.9557399276859" calcext:value-type="float">
            <text:p>20.9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8" calcext:value-type="float">
            <text:p>258</text:p>
          </table:table-cell>
          <table:table-cell table:style-name="ce4" table:formula="of:=([.D12] - [.C12])" office:value-type="float" office:value="8" calcext:value-type="float">
            <text:p>8</text:p>
          </table:table-cell>
          <table:table-cell table:style-name="ce15" table:formula="of:=([.E12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2]-1)/5)" office:value-type="float" office:value="36.525974025974" calcext:value-type="float">
            <text:p>36.53</text:p>
          </table:table-cell>
          <table:table-cell table:style-name="ce25" table:formula="of:=([.$F$5]*3600/1760)/[.F12]" office:value-type="float" office:value="31.9602272727273" calcext:value-type="float">
            <text:p>31.96</text:p>
          </table:table-cell>
          <table:table-cell table:style-name="ce25" table:formula="of:=([.$F$5]*3600/1760)/(([.E12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15"/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2]*[.I12])/20)+([.I12]))/3)" office:value-type="float" office:value="27.6776778796488" calcext:value-type="float">
            <text:p>27.68</text:p>
          </table:table-cell>
          <table:table-cell table:style-name="ce15" table:formula="of:=((([.I12]*[.I12])/20)+([.I12]))" office:value-type="float" office:value="83.0330336389463" calcext:value-type="float">
            <text:p>83.03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([.D13] - [.C13])" office:value-type="float" office:value="9" calcext:value-type="float">
            <text:p>9</text:p>
          </table:table-cell>
          <table:table-cell table:style-name="ce15" table:formula="of:=([.E1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3]-1)/5)" office:value-type="float" office:value="31.9602272727273" calcext:value-type="float">
            <text:p>31.96</text:p>
          </table:table-cell>
          <table:table-cell table:style-name="ce25" table:formula="of:=([.$F$5]*3600/1760)/[.F13]" office:value-type="float" office:value="28.4090909090909" calcext:value-type="float">
            <text:p>28.41</text:p>
          </table:table-cell>
          <table:table-cell table:style-name="ce25" table:formula="of:=([.$F$5]*3600/1760)/(([.E1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3]*[.I13])/20)+([.I13]))/3)" office:value-type="float" office:value="22.9209710743802" calcext:value-type="float">
            <text:p>22.92</text:p>
          </table:table-cell>
          <table:table-cell table:style-name="ce15" table:formula="of:=((([.I13]*[.I13])/20)+([.I13]))" office:value-type="float" office:value="68.7629132231405" calcext:value-type="float">
            <text:p>68.76</text:p>
          </table:table-cell>
          <table:table-cell table:style-name="ce4"/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([.D14] - [.C14])" office:value-type="float" office:value="8" calcext:value-type="float">
            <text:p>8</text:p>
          </table:table-cell>
          <table:table-cell table:style-name="ce15" table:formula="of:=([.E1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4]-1)/5)" office:value-type="float" office:value="36.525974025974" calcext:value-type="float">
            <text:p>36.53</text:p>
          </table:table-cell>
          <table:table-cell table:style-name="ce25" table:formula="of:=([.$F$5]*3600/1760)/[.F14]" office:value-type="float" office:value="31.9602272727273" calcext:value-type="float">
            <text:p>31.96</text:p>
          </table:table-cell>
          <table:table-cell table:style-name="ce25" table:formula="of:=([.$F$5]*3600/1760)/(([.E1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0" office:value-type="string" calcext:value-type="string">
            <text:p><text:s/>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number-columns-repeated="3" table:style-name="ce15" office:value-type="string" calcext:value-type="string">
            <text:p><text:s/></text:p>
          </table:table-cell>
          <table:table-cell table:style-name="ce15" table:formula="of:=(((([.I14]*[.I14])/20)+([.I14]))/3)" office:value-type="float" office:value="27.6776778796488" calcext:value-type="float">
            <text:p>27.68</text:p>
          </table:table-cell>
          <table:table-cell table:style-name="ce15" table:formula="of:=((([.I14]*[.I14])/20)+([.I14]))" office:value-type="float" office:value="83.0330336389463" calcext:value-type="float">
            <text:p>83.03</text:p>
          </table:table-cell>
          <table:table-cell table:style-name="ce15" office:value-type="string" calcext:value-type="string">
            <text:p><text:s/>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69" calcext:value-type="float">
            <text:p>569</text:p>
          </table:table-cell>
          <table:table-cell table:style-name="ce4" table:formula="of:=([.D15] - [.C15])" office:value-type="float" office:value="24" calcext:value-type="float">
            <text:p>24</text:p>
          </table:table-cell>
          <table:table-cell table:style-name="ce15" table:formula="of:=([.E15]/5)" office:value-type="float" office:value="4.8" calcext:value-type="float">
            <text:p>4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5]-1)/5)" office:value-type="float" office:value="11.1166007905138" calcext:value-type="float">
            <text:p>11.12</text:p>
          </table:table-cell>
          <table:table-cell table:style-name="ce25" table:formula="of:=([.$F$5]*3600/1760)/[.F15]" office:value-type="float" office:value="10.6534090909091" calcext:value-type="float">
            <text:p>10.65</text:p>
          </table:table-cell>
          <table:table-cell table:style-name="ce25" table:formula="of:=([.$F$5]*3600/1760)/(([.E15]+1)/5)" office:value-type="float" office:value="10.2272727272727" calcext:value-type="float">
            <text:p>10.2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5]-[.C9]))" office:value-type="float" office:value="165.137614678899" calcext:value-type="float">
            <text:p>165.1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5]*([.$C15]-[.$C10])*1760)/(24*60*60*2))" office:value-type="float" office:value="60.1222826086957" calcext:value-type="float">
            <text:p>60.12</text:p>
          </table:table-cell>
          <table:table-cell table:style-name="ce15" table:formula="of:=(([.I15]*([.$C15]-[.$C10])*1760)/(24*60*60*2))" office:value-type="float" office:value="57.6171875" calcext:value-type="float">
            <text:p>57.62</text:p>
          </table:table-cell>
          <table:table-cell table:style-name="ce15" table:formula="of:=(([.J15]*([.$C15]-[.$C10])*1760)/(24*60*60*2))" office:value-type="float" office:value="55.3125" calcext:value-type="float">
            <text:p>55.31</text:p>
          </table:table-cell>
          <table:table-cell table:style-name="ce15" table:formula="of:=(((([.I15]*[.I15])/20)+([.I15]))/3)" office:value-type="float" office:value="5.44272178460744" calcext:value-type="float">
            <text:p>5.44</text:p>
          </table:table-cell>
          <table:table-cell table:style-name="ce15" table:formula="of:=((([.I15]*[.I15])/20)+([.I15]))" office:value-type="float" office:value="16.3281653538223" calcext:value-type="float">
            <text:p>16.33</text:p>
          </table:table-cell>
          <table:table-cell table:style-name="ce15" table:formula="of:=((MIN([.I11:.I15])*([.C15]-[.C10])*1760)/(24*60*60*5*2))" office:value-type="float" office:value="11.5234375" calcext:value-type="float">
            <text:p>11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4" calcext:value-type="float">
            <text:p>564</text:p>
          </table:table-cell>
          <table:table-cell table:style-name="ce4" table:formula="of:=([.D16] - [.C16])" office:value-type="float" office:value="9" calcext:value-type="float">
            <text:p>9</text:p>
          </table:table-cell>
          <table:table-cell table:style-name="ce15" table:formula="of:=([.E16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6]-1)/5)" office:value-type="float" office:value="31.9602272727273" calcext:value-type="float">
            <text:p>31.96</text:p>
          </table:table-cell>
          <table:table-cell table:style-name="ce25" table:formula="of:=([.$F$5]*3600/1760)/[.F16]" office:value-type="float" office:value="28.4090909090909" calcext:value-type="float">
            <text:p>28.41</text:p>
          </table:table-cell>
          <table:table-cell table:style-name="ce25" table:formula="of:=([.$F$5]*3600/1760)/(([.E16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6]-[.C10]))" office:value-type="float" office:value="166.358595194085" calcext:value-type="float">
            <text:p>166.3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6]*([.$C16]-[.$C11])*1760)/(24*60*60*2))" office:value-type="float" office:value="102.864583333333" calcext:value-type="float">
            <text:p>102.86</text:p>
          </table:table-cell>
          <table:table-cell table:style-name="ce15" table:formula="of:=(([.I16]*([.$C16]-[.$C11])*1760)/(24*60*60*2))" office:value-type="float" office:value="91.4351851851852" calcext:value-type="float">
            <text:p>91.44</text:p>
          </table:table-cell>
          <table:table-cell table:style-name="ce15" table:formula="of:=(([.J16]*([.$C16]-[.$C11])*1760)/(24*60*60*2))" office:value-type="float" office:value="82.2916666666667" calcext:value-type="float">
            <text:p>82.29</text:p>
          </table:table-cell>
          <table:table-cell table:style-name="ce15" table:formula="of:=(((([.I16]*[.I16])/20)+([.I16]))/3)" office:value-type="float" office:value="22.9209710743802" calcext:value-type="float">
            <text:p>22.92</text:p>
          </table:table-cell>
          <table:table-cell table:style-name="ce15" table:formula="of:=((([.I16]*[.I16])/20)+([.I16]))" office:value-type="float" office:value="68.7629132231405" calcext:value-type="float">
            <text:p>68.76</text:p>
          </table:table-cell>
          <table:table-cell table:style-name="ce15" table:formula="of:=((MIN([.I12:.I16])*([.C16]-[.C11])*1760)/(24*60*60*5*2))" office:value-type="float" office:value="6.85763888888889" calcext:value-type="float">
            <text:p>6.8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3" calcext:value-type="float">
            <text:p>593</text:p>
          </table:table-cell>
          <table:table-cell table:style-name="ce4" table:formula="of:=([.D17] - [.C17])" office:value-type="float" office:value="8" calcext:value-type="float">
            <text:p>8</text:p>
          </table:table-cell>
          <table:table-cell table:style-name="ce15" table:formula="of:=([.E17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7]-1)/5)" office:value-type="float" office:value="36.525974025974" calcext:value-type="float">
            <text:p>36.53</text:p>
          </table:table-cell>
          <table:table-cell table:style-name="ce25" table:formula="of:=([.$F$5]*3600/1760)/[.F17]" office:value-type="float" office:value="31.9602272727273" calcext:value-type="float">
            <text:p>31.96</text:p>
          </table:table-cell>
          <table:table-cell table:style-name="ce25" table:formula="of:=([.$F$5]*3600/1760)/(([.E17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7]-[.C11]))" office:value-type="float" office:value="260.115606936416" calcext:value-type="float">
            <text:p>260.1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7]*([.$C17]-[.$C12])*1760)/(24*60*60*2))" office:value-type="float" office:value="124.627976190476" calcext:value-type="float">
            <text:p>124.63</text:p>
          </table:table-cell>
          <table:table-cell table:style-name="ce15" table:formula="of:=(([.I17]*([.$C17]-[.$C12])*1760)/(24*60*60*2))" office:value-type="float" office:value="109.049479166667" calcext:value-type="float">
            <text:p>109.05</text:p>
          </table:table-cell>
          <table:table-cell table:style-name="ce15" table:formula="of:=(([.J17]*([.$C17]-[.$C12])*1760)/(24*60*60*2))" office:value-type="float" office:value="96.9328703703704" calcext:value-type="float">
            <text:p>96.93</text:p>
          </table:table-cell>
          <table:table-cell table:style-name="ce15" table:formula="of:=(((([.I17]*[.I17])/20)+([.I17]))/3)" office:value-type="float" office:value="27.6776778796488" calcext:value-type="float">
            <text:p>27.68</text:p>
          </table:table-cell>
          <table:table-cell table:style-name="ce15" table:formula="of:=((([.I17]*[.I17])/20)+([.I17]))" office:value-type="float" office:value="83.0330336389463" calcext:value-type="float">
            <text:p>83.03</text:p>
          </table:table-cell>
          <table:table-cell table:style-name="ce15" table:formula="of:=((MIN([.I13:.I17])*([.C17]-[.C12])*1760)/(24*60*60*5*2))" office:value-type="float" office:value="7.26996527777778" calcext:value-type="float">
            <text:p>7.2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table:formula="of:=([.D18] - [.C18])" office:value-type="float" office:value="12" calcext:value-type="float">
            <text:p>12</text:p>
          </table:table-cell>
          <table:table-cell table:style-name="ce15" table:formula="of:=([.E18]/5)" office:value-type="float" office:value="2.4" calcext:value-type="float">
            <text:p>2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18]-1)/5)" office:value-type="float" office:value="23.2438016528926" calcext:value-type="float">
            <text:p>23.24</text:p>
          </table:table-cell>
          <table:table-cell table:style-name="ce25" table:formula="of:=([.$F$5]*3600/1760)/[.F18]" office:value-type="float" office:value="21.3068181818182" calcext:value-type="float">
            <text:p>21.31</text:p>
          </table:table-cell>
          <table:table-cell table:style-name="ce25" table:formula="of:=([.$F$5]*3600/1760)/(([.E18]+1)/5)" office:value-type="float" office:value="19.6678321678322" calcext:value-type="float">
            <text:p>19.6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8]-[.C12]))" office:value-type="float" office:value="247.933884297521" calcext:value-type="float">
            <text:p>247.9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8]*([.$C18]-[.$C13])*1760)/(24*60*60*2))" office:value-type="float" office:value="79.0719696969697" calcext:value-type="float">
            <text:p>79.07</text:p>
          </table:table-cell>
          <table:table-cell table:style-name="ce15" table:formula="of:=(([.I18]*([.$C18]-[.$C13])*1760)/(24*60*60*2))" office:value-type="float" office:value="72.4826388888889" calcext:value-type="float">
            <text:p>72.48</text:p>
          </table:table-cell>
          <table:table-cell table:style-name="ce15" table:formula="of:=(([.J18]*([.$C18]-[.$C13])*1760)/(24*60*60*2))" office:value-type="float" office:value="66.9070512820513" calcext:value-type="float">
            <text:p>66.91</text:p>
          </table:table-cell>
          <table:table-cell table:style-name="ce15" table:formula="of:=(((([.I18]*[.I18])/20)+([.I18]))/3)" office:value-type="float" office:value="14.668614411157" calcext:value-type="float">
            <text:p>14.67</text:p>
          </table:table-cell>
          <table:table-cell table:style-name="ce15" table:formula="of:=((([.I18]*[.I18])/20)+([.I18]))" office:value-type="float" office:value="44.0058432334711" calcext:value-type="float">
            <text:p>44.01</text:p>
          </table:table-cell>
          <table:table-cell table:style-name="ce15" table:formula="of:=((MIN([.I14:.I18])*([.C18]-[.C13])*1760)/(24*60*60*5*2))" office:value-type="float" office:value="7.24826388888889" calcext:value-type="float">
            <text:p>7.2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31" calcext:value-type="float">
            <text:p>631</text:p>
          </table:table-cell>
          <table:table-cell table:style-name="ce4" table:formula="of:=([.D19] - [.C19])" office:value-type="float" office:value="8" calcext:value-type="float">
            <text:p>8</text:p>
          </table:table-cell>
          <table:table-cell table:style-name="ce15" table:formula="of:=([.E19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19]-1)/5)" office:value-type="float" office:value="36.525974025974" calcext:value-type="float">
            <text:p>36.53</text:p>
          </table:table-cell>
          <table:table-cell table:style-name="ce25" table:formula="of:=([.$F$5]*3600/1760)/[.F19]" office:value-type="float" office:value="31.9602272727273" calcext:value-type="float">
            <text:p>31.96</text:p>
          </table:table-cell>
          <table:table-cell table:style-name="ce25" table:formula="of:=([.$F$5]*3600/1760)/(([.E19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19]-[.C13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19]*([.$C19]-[.$C14])*1760)/(24*60*60*2))" office:value-type="float" office:value="113.095238095238" calcext:value-type="float">
            <text:p>113.10</text:p>
          </table:table-cell>
          <table:table-cell table:style-name="ce15" table:formula="of:=(([.I19]*([.$C19]-[.$C14])*1760)/(24*60*60*2))" office:value-type="float" office:value="98.9583333333333" calcext:value-type="float">
            <text:p>98.96</text:p>
          </table:table-cell>
          <table:table-cell table:style-name="ce15" table:formula="of:=(([.J19]*([.$C19]-[.$C14])*1760)/(24*60*60*2))" office:value-type="float" office:value="87.962962962963" calcext:value-type="float">
            <text:p>87.96</text:p>
          </table:table-cell>
          <table:table-cell table:style-name="ce15" table:formula="of:=(((([.I19]*[.I19])/20)+([.I19]))/3)" office:value-type="float" office:value="27.6776778796488" calcext:value-type="float">
            <text:p>27.68</text:p>
          </table:table-cell>
          <table:table-cell table:style-name="ce15" table:formula="of:=((([.I19]*[.I19])/20)+([.I19]))" office:value-type="float" office:value="83.0330336389463" calcext:value-type="float">
            <text:p>83.03</text:p>
          </table:table-cell>
          <table:table-cell table:style-name="ce15" table:formula="of:=((MIN([.I15:.I19])*([.C19]-[.C14])*1760)/(24*60*60*5*2))" office:value-type="float" office:value="6.59722222222222" calcext:value-type="float">
            <text:p>6.6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01" calcext:value-type="float">
            <text:p>801</text:p>
          </table:table-cell>
          <table:table-cell table:style-name="ce4" table:formula="of:=([.D20] - [.C20])" office:value-type="float" office:value="9" calcext:value-type="float">
            <text:p>9</text:p>
          </table:table-cell>
          <table:table-cell table:style-name="ce15" table:formula="of:=([.E20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0]-1)/5)" office:value-type="float" office:value="31.9602272727273" calcext:value-type="float">
            <text:p>31.96</text:p>
          </table:table-cell>
          <table:table-cell table:style-name="ce25" table:formula="of:=([.$F$5]*3600/1760)/[.F20]" office:value-type="float" office:value="28.4090909090909" calcext:value-type="float">
            <text:p>28.41</text:p>
          </table:table-cell>
          <table:table-cell table:style-name="ce25" table:formula="of:=([.$F$5]*3600/1760)/(([.E20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0]-[.C14]))" office:value-type="float" office:value="190.274841437632" calcext:value-type="float">
            <text:p>190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0]*([.$C20]-[.$C15])*1760)/(24*60*60*2))" office:value-type="float" office:value="80.4036458333333" calcext:value-type="float">
            <text:p>80.40</text:p>
          </table:table-cell>
          <table:table-cell table:style-name="ce15" table:formula="of:=(([.I20]*([.$C20]-[.$C15])*1760)/(24*60*60*2))" office:value-type="float" office:value="71.4699074074074" calcext:value-type="float">
            <text:p>71.47</text:p>
          </table:table-cell>
          <table:table-cell table:style-name="ce15" table:formula="of:=(([.J20]*([.$C20]-[.$C15])*1760)/(24*60*60*2))" office:value-type="float" office:value="64.3229166666667" calcext:value-type="float">
            <text:p>64.32</text:p>
          </table:table-cell>
          <table:table-cell table:style-name="ce15" table:formula="of:=(((([.I20]*[.I20])/20)+([.I20]))/3)" office:value-type="float" office:value="22.9209710743802" calcext:value-type="float">
            <text:p>22.92</text:p>
          </table:table-cell>
          <table:table-cell table:style-name="ce15" table:formula="of:=((([.I20]*[.I20])/20)+([.I20]))" office:value-type="float" office:value="68.7629132231405" calcext:value-type="float">
            <text:p>68.76</text:p>
          </table:table-cell>
          <table:table-cell table:style-name="ce15" table:formula="of:=((MIN([.I16:.I20])*([.C20]-[.C15])*1760)/(24*60*60*5*2))" office:value-type="float" office:value="10.7204861111111" calcext:value-type="float">
            <text:p>10.7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1" calcext:value-type="float">
            <text:p>911</text:p>
          </table:table-cell>
          <table:table-cell table:style-name="ce4" table:formula="of:=([.D21] - [.C21])" office:value-type="float" office:value="8" calcext:value-type="float">
            <text:p>8</text:p>
          </table:table-cell>
          <table:table-cell table:style-name="ce15" table:formula="of:=([.E21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1]-1)/5)" office:value-type="float" office:value="36.525974025974" calcext:value-type="float">
            <text:p>36.53</text:p>
          </table:table-cell>
          <table:table-cell table:style-name="ce25" table:formula="of:=([.$F$5]*3600/1760)/[.F21]" office:value-type="float" office:value="31.9602272727273" calcext:value-type="float">
            <text:p>31.96</text:p>
          </table:table-cell>
          <table:table-cell table:style-name="ce25" table:formula="of:=([.$F$5]*3600/1760)/(([.E2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1]-[.C15]))" office:value-type="float" office:value="251.396648044693" calcext:value-type="float">
            <text:p>251.4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1]*([.$C21]-[.$C16])*1760)/(24*60*60*2))" office:value-type="float" office:value="129.464285714286" calcext:value-type="float">
            <text:p>129.46</text:p>
          </table:table-cell>
          <table:table-cell table:style-name="ce15" table:formula="of:=(([.I21]*([.$C21]-[.$C16])*1760)/(24*60*60*2))" office:value-type="float" office:value="113.28125" calcext:value-type="float">
            <text:p>113.28</text:p>
          </table:table-cell>
          <table:table-cell table:style-name="ce15" table:formula="of:=(([.J21]*([.$C21]-[.$C16])*1760)/(24*60*60*2))" office:value-type="float" office:value="100.694444444444" calcext:value-type="float">
            <text:p>100.69</text:p>
          </table:table-cell>
          <table:table-cell table:style-name="ce15" table:formula="of:=(((([.I21]*[.I21])/20)+([.I21]))/3)" office:value-type="float" office:value="27.6776778796488" calcext:value-type="float">
            <text:p>27.68</text:p>
          </table:table-cell>
          <table:table-cell table:style-name="ce15" table:formula="of:=((([.I21]*[.I21])/20)+([.I21]))" office:value-type="float" office:value="83.0330336389463" calcext:value-type="float">
            <text:p>83.03</text:p>
          </table:table-cell>
          <table:table-cell table:style-name="ce15" table:formula="of:=((MIN([.I17:.I21])*([.C21]-[.C16])*1760)/(24*60*60*5*2))" office:value-type="float" office:value="15.1041666666667" calcext:value-type="float">
            <text:p>1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986" calcext:value-type="float">
            <text:p>986</text:p>
          </table:table-cell>
          <table:table-cell table:style-name="ce4" table:formula="of:=([.D22] - [.C22])" office:value-type="float" office:value="9" calcext:value-type="float">
            <text:p>9</text:p>
          </table:table-cell>
          <table:table-cell table:style-name="ce15" table:formula="of:=([.E2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2]-1)/5)" office:value-type="float" office:value="31.9602272727273" calcext:value-type="float">
            <text:p>31.96</text:p>
          </table:table-cell>
          <table:table-cell table:style-name="ce25" table:formula="of:=([.$F$5]*3600/1760)/[.F22]" office:value-type="float" office:value="28.4090909090909" calcext:value-type="float">
            <text:p>28.41</text:p>
          </table:table-cell>
          <table:table-cell table:style-name="ce25" table:formula="of:=([.$F$5]*3600/1760)/(([.E2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2]-[.C16]))" office:value-type="float" office:value="213.270142180095" calcext:value-type="float">
            <text:p>213.2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2]*([.$C22]-[.$C17])*1760)/(24*60*60*2))" office:value-type="float" office:value="127.604166666667" calcext:value-type="float">
            <text:p>127.60</text:p>
          </table:table-cell>
          <table:table-cell table:style-name="ce15" table:formula="of:=(([.I22]*([.$C22]-[.$C17])*1760)/(24*60*60*2))" office:value-type="float" office:value="113.425925925926" calcext:value-type="float">
            <text:p>113.43</text:p>
          </table:table-cell>
          <table:table-cell table:style-name="ce15" table:formula="of:=(([.J22]*([.$C22]-[.$C17])*1760)/(24*60*60*2))" office:value-type="float" office:value="102.083333333333" calcext:value-type="float">
            <text:p>102.08</text:p>
          </table:table-cell>
          <table:table-cell table:style-name="ce15" table:formula="of:=(((([.I22]*[.I22])/20)+([.I22]))/3)" office:value-type="float" office:value="22.9209710743802" calcext:value-type="float">
            <text:p>22.92</text:p>
          </table:table-cell>
          <table:table-cell table:style-name="ce15" table:formula="of:=((([.I22]*[.I22])/20)+([.I22]))" office:value-type="float" office:value="68.7629132231405" calcext:value-type="float">
            <text:p>68.76</text:p>
          </table:table-cell>
          <table:table-cell table:style-name="ce15" table:formula="of:=((MIN([.I18:.I22])*([.C22]-[.C17])*1760)/(24*60*60*5*2))" office:value-type="float" office:value="17.0138888888889" calcext:value-type="float">
            <text:p>17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table:formula="of:=([.D23] - [.C23])" office:value-type="float" office:value="7" calcext:value-type="float">
            <text:p>7</text:p>
          </table:table-cell>
          <table:table-cell table:style-name="ce15" table:formula="of:=([.E23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3]-1)/5)" office:value-type="float" office:value="42.6136363636364" calcext:value-type="float">
            <text:p>42.61</text:p>
          </table:table-cell>
          <table:table-cell table:style-name="ce25" table:formula="of:=([.$F$5]*3600/1760)/[.F23]" office:value-type="float" office:value="36.525974025974" calcext:value-type="float">
            <text:p>36.53</text:p>
          </table:table-cell>
          <table:table-cell table:style-name="ce25" table:formula="of:=([.$F$5]*3600/1760)/(([.E23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3]-[.C17]))" office:value-type="float" office:value="218.978102189781" calcext:value-type="float">
            <text:p>218.9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3]*([.$C23]-[.$C18])*1760)/(24*60*60*2))" office:value-type="float" office:value="166.232638888889" calcext:value-type="float">
            <text:p>166.23</text:p>
          </table:table-cell>
          <table:table-cell table:style-name="ce15" table:formula="of:=(([.I23]*([.$C23]-[.$C18])*1760)/(24*60*60*2))" office:value-type="float" office:value="142.485119047619" calcext:value-type="float">
            <text:p>142.49</text:p>
          </table:table-cell>
          <table:table-cell table:style-name="ce15" table:formula="of:=(([.J23]*([.$C23]-[.$C18])*1760)/(24*60*60*2))" office:value-type="float" office:value="124.674479166667" calcext:value-type="float">
            <text:p>124.67</text:p>
          </table:table-cell>
          <table:table-cell table:style-name="ce15" table:formula="of:=(((([.I23]*[.I23])/20)+([.I23]))/3)" office:value-type="float" office:value="34.4111043177602" calcext:value-type="float">
            <text:p>34.41</text:p>
          </table:table-cell>
          <table:table-cell table:style-name="ce15" table:formula="of:=((([.I23]*[.I23])/20)+([.I23]))" office:value-type="float" office:value="103.23331295328" calcext:value-type="float">
            <text:p>103.23</text:p>
          </table:table-cell>
          <table:table-cell table:style-name="ce15" table:formula="of:=((MIN([.I19:.I23])*([.C23]-[.C18])*1760)/(24*60*60*5*2))" office:value-type="float" office:value="22.1643518518519" calcext:value-type="float">
            <text:p>22.1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table:style-name="ce4" office:value-type="float" office:value="1124" calcext:value-type="float">
            <text:p>1124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table:formula="of:=([.D24] - [.C24])" office:value-type="float" office:value="10" calcext:value-type="float">
            <text:p>10</text:p>
          </table:table-cell>
          <table:table-cell table:style-name="ce15" table:formula="of:=([.E2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4]-1)/5)" office:value-type="float" office:value="28.4090909090909" calcext:value-type="float">
            <text:p>28.41</text:p>
          </table:table-cell>
          <table:table-cell table:style-name="ce25" table:formula="of:=([.$F$5]*3600/1760)/[.F24]" office:value-type="float" office:value="25.5681818181818" calcext:value-type="float">
            <text:p>25.57</text:p>
          </table:table-cell>
          <table:table-cell table:style-name="ce25" table:formula="of:=([.$F$5]*3600/1760)/(([.E2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4]-[.C18]))" office:value-type="float" office:value="176.125244618395" calcext:value-type="float">
            <text:p>176.1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4]*([.$C24]-[.$C19])*1760)/(24*60*60*2))" office:value-type="float" office:value="144.965277777778" calcext:value-type="float">
            <text:p>144.97</text:p>
          </table:table-cell>
          <table:table-cell table:style-name="ce15" table:formula="of:=(([.I24]*([.$C24]-[.$C19])*1760)/(24*60*60*2))" office:value-type="float" office:value="130.46875" calcext:value-type="float">
            <text:p>130.47</text:p>
          </table:table-cell>
          <table:table-cell table:style-name="ce15" table:formula="of:=(([.J24]*([.$C24]-[.$C19])*1760)/(24*60*60*2))" office:value-type="float" office:value="118.607954545455" calcext:value-type="float">
            <text:p>118.61</text:p>
          </table:table-cell>
          <table:table-cell table:style-name="ce15" table:formula="of:=(((([.I24]*[.I24])/20)+([.I24]))/3)" office:value-type="float" office:value="19.4182592975207" calcext:value-type="float">
            <text:p>19.42</text:p>
          </table:table-cell>
          <table:table-cell table:style-name="ce15" table:formula="of:=((([.I24]*[.I24])/20)+([.I24]))" office:value-type="float" office:value="58.254777892562" calcext:value-type="float">
            <text:p>58.25</text:p>
          </table:table-cell>
          <table:table-cell table:style-name="ce15" table:formula="of:=((MIN([.I20:.I24])*([.C24]-[.C19])*1760)/(24*60*60*5*2))" office:value-type="float" office:value="26.09375" calcext:value-type="float">
            <text:p>26.0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table:formula="of:=([.D25] - [.C25])" office:value-type="float" office:value="5" calcext:value-type="float">
            <text:p>5</text:p>
          </table:table-cell>
          <table:table-cell table:style-name="ce15" table:formula="of:=([.E25]/5)" office:value-type="float" office:value="1" calcext:value-type="float">
            <text:p>1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5]-1)/5)" office:value-type="float" office:value="63.9204545454545" calcext:value-type="float">
            <text:p>63.92</text:p>
          </table:table-cell>
          <table:table-cell table:style-name="ce25" table:formula="of:=([.$F$5]*3600/1760)/[.F25]" office:value-type="float" office:value="51.1363636363636" calcext:value-type="float">
            <text:p>51.14</text:p>
          </table:table-cell>
          <table:table-cell table:style-name="ce25" table:formula="of:=([.$F$5]*3600/1760)/(([.E25]+1)/5)" office:value-type="float" office:value="42.6136363636364" calcext:value-type="float">
            <text:p>42.6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5]-[.C19]))" office:value-type="float" office:value="164.533820840951" calcext:value-type="float">
            <text:p>164.5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5]*([.$C25]-[.$C20])*1760)/(24*60*60*2))" office:value-type="float" office:value="246.09375" calcext:value-type="float">
            <text:p>246.09</text:p>
          </table:table-cell>
          <table:table-cell table:style-name="ce15" table:formula="of:=(([.I25]*([.$C25]-[.$C20])*1760)/(24*60*60*2))" office:value-type="float" office:value="196.875" calcext:value-type="float">
            <text:p>196.88</text:p>
          </table:table-cell>
          <table:table-cell table:style-name="ce15" table:formula="of:=(([.J25]*([.$C25]-[.$C20])*1760)/(24*60*60*2))" office:value-type="float" office:value="164.0625" calcext:value-type="float">
            <text:p>164.06</text:p>
          </table:table-cell>
          <table:table-cell table:style-name="ce15" table:formula="of:=(((([.I25]*[.I25])/20)+([.I25]))/3)" office:value-type="float" office:value="60.6275826446281" calcext:value-type="float">
            <text:p>60.63</text:p>
          </table:table-cell>
          <table:table-cell table:style-name="ce15" table:formula="of:=((([.I25]*[.I25])/20)+([.I25]))" office:value-type="float" office:value="181.882747933884" calcext:value-type="float">
            <text:p>181.88</text:p>
          </table:table-cell>
          <table:table-cell table:style-name="ce15" table:formula="of:=((MIN([.I21:.I25])*([.C25]-[.C20])*1760)/(24*60*60*5*2))" office:value-type="float" office:value="19.6875" calcext:value-type="float">
            <text:p>19.6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1308" calcext:value-type="float">
            <text:p>1308</text:p>
          </table:table-cell>
          <table:table-cell table:style-name="ce4" table:formula="of:=([.D26] - [.C26])" office:value-type="float" office:value="10" calcext:value-type="float">
            <text:p>10</text:p>
          </table:table-cell>
          <table:table-cell table:style-name="ce15" table:formula="of:=([.E2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6]-1)/5)" office:value-type="float" office:value="28.4090909090909" calcext:value-type="float">
            <text:p>28.41</text:p>
          </table:table-cell>
          <table:table-cell table:style-name="ce25" table:formula="of:=([.$F$5]*3600/1760)/[.F26]" office:value-type="float" office:value="25.5681818181818" calcext:value-type="float">
            <text:p>25.57</text:p>
          </table:table-cell>
          <table:table-cell table:style-name="ce25" table:formula="of:=([.$F$5]*3600/1760)/(([.E2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6]-[.C20]))" office:value-type="float" office:value="177.865612648221" calcext:value-type="float">
            <text:p>177.8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6]*([.$C26]-[.$C21])*1760)/(24*60*60*2))" office:value-type="float" office:value="114.293981481481" calcext:value-type="float">
            <text:p>114.29</text:p>
          </table:table-cell>
          <table:table-cell table:style-name="ce15" table:formula="of:=(([.I26]*([.$C26]-[.$C21])*1760)/(24*60*60*2))" office:value-type="float" office:value="102.864583333333" calcext:value-type="float">
            <text:p>102.86</text:p>
          </table:table-cell>
          <table:table-cell table:style-name="ce15" table:formula="of:=(([.J26]*([.$C26]-[.$C21])*1760)/(24*60*60*2))" office:value-type="float" office:value="93.5132575757576" calcext:value-type="float">
            <text:p>93.51</text:p>
          </table:table-cell>
          <table:table-cell table:style-name="ce15" table:formula="of:=(((([.I26]*[.I26])/20)+([.I26]))/3)" office:value-type="float" office:value="19.4182592975207" calcext:value-type="float">
            <text:p>19.42</text:p>
          </table:table-cell>
          <table:table-cell table:style-name="ce15" table:formula="of:=((([.I26]*[.I26])/20)+([.I26]))" office:value-type="float" office:value="58.254777892562" calcext:value-type="float">
            <text:p>58.25</text:p>
          </table:table-cell>
          <table:table-cell table:style-name="ce15" table:formula="of:=((MIN([.I22:.I26])*([.C26]-[.C21])*1760)/(24*60*60*5*2))" office:value-type="float" office:value="20.5729166666667" calcext:value-type="float">
            <text:p>20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376" calcext:value-type="float">
            <text:p>1376</text:p>
          </table:table-cell>
          <table:table-cell table:style-name="ce4" table:formula="of:=([.D27] - [.C27])" office:value-type="float" office:value="9" calcext:value-type="float">
            <text:p>9</text:p>
          </table:table-cell>
          <table:table-cell table:style-name="ce15" table:formula="of:=([.E27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27]-1)/5)" office:value-type="float" office:value="31.9602272727273" calcext:value-type="float">
            <text:p>31.96</text:p>
          </table:table-cell>
          <table:table-cell table:style-name="ce25" table:formula="of:=([.$F$5]*3600/1760)/[.F27]" office:value-type="float" office:value="28.4090909090909" calcext:value-type="float">
            <text:p>28.41</text:p>
          </table:table-cell>
          <table:table-cell table:style-name="ce25" table:formula="of:=([.$F$5]*3600/1760)/(([.E27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7]-[.C21]))" office:value-type="float" office:value="193.965517241379" calcext:value-type="float">
            <text:p>193.9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7]*([.$C27]-[.$C22])*1760)/(24*60*60*2))" office:value-type="float" office:value="126.953125" calcext:value-type="float">
            <text:p>126.95</text:p>
          </table:table-cell>
          <table:table-cell table:style-name="ce15" table:formula="of:=(([.I27]*([.$C27]-[.$C22])*1760)/(24*60*60*2))" office:value-type="float" office:value="112.847222222222" calcext:value-type="float">
            <text:p>112.85</text:p>
          </table:table-cell>
          <table:table-cell table:style-name="ce15" table:formula="of:=(([.J27]*([.$C27]-[.$C22])*1760)/(24*60*60*2))" office:value-type="float" office:value="101.5625" calcext:value-type="float">
            <text:p>101.56</text:p>
          </table:table-cell>
          <table:table-cell table:style-name="ce15" table:formula="of:=(((([.I27]*[.I27])/20)+([.I27]))/3)" office:value-type="float" office:value="22.9209710743802" calcext:value-type="float">
            <text:p>22.92</text:p>
          </table:table-cell>
          <table:table-cell table:style-name="ce15" table:formula="of:=((([.I27]*[.I27])/20)+([.I27]))" office:value-type="float" office:value="68.7629132231405" calcext:value-type="float">
            <text:p>68.76</text:p>
          </table:table-cell>
          <table:table-cell table:style-name="ce15" table:formula="of:=((MIN([.I23:.I27])*([.C27]-[.C22])*1760)/(24*60*60*5*2))" office:value-type="float" office:value="20.3125" calcext:value-type="float">
            <text:p>20.3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table:style-name="ce4" office:value-type="float" office:value="1390" calcext:value-type="float">
            <text:p>1390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table:formula="of:=([.D28] - [.C28])" office:value-type="float" office:value="9" calcext:value-type="float">
            <text:p>9</text:p>
          </table:table-cell>
          <table:table-cell table:style-name="ce15" table:formula="of:=([.E2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8]-1)/5)" office:value-type="float" office:value="31.9602272727273" calcext:value-type="float">
            <text:p>31.96</text:p>
          </table:table-cell>
          <table:table-cell table:style-name="ce25" table:formula="of:=([.$F$5]*3600/1760)/[.F28]" office:value-type="float" office:value="28.4090909090909" calcext:value-type="float">
            <text:p>28.41</text:p>
          </table:table-cell>
          <table:table-cell table:style-name="ce25" table:formula="of:=([.$F$5]*3600/1760)/(([.E2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8]-[.C22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8]*([.$C28]-[.$C23])*1760)/(24*60*60*2))" office:value-type="float" office:value="128.255208333333" calcext:value-type="float">
            <text:p>128.26</text:p>
          </table:table-cell>
          <table:table-cell table:style-name="ce15" table:formula="of:=(([.I28]*([.$C28]-[.$C23])*1760)/(24*60*60*2))" office:value-type="float" office:value="114.00462962963" calcext:value-type="float">
            <text:p>114.00</text:p>
          </table:table-cell>
          <table:table-cell table:style-name="ce15" table:formula="of:=(([.J28]*([.$C28]-[.$C23])*1760)/(24*60*60*2))" office:value-type="float" office:value="102.604166666667" calcext:value-type="float">
            <text:p>102.60</text:p>
          </table:table-cell>
          <table:table-cell table:style-name="ce15" table:formula="of:=(((([.I28]*[.I28])/20)+([.I28]))/3)" office:value-type="float" office:value="22.9209710743802" calcext:value-type="float">
            <text:p>22.92</text:p>
          </table:table-cell>
          <table:table-cell table:style-name="ce15" table:formula="of:=((([.I28]*[.I28])/20)+([.I28]))" office:value-type="float" office:value="68.7629132231405" calcext:value-type="float">
            <text:p>68.76</text:p>
          </table:table-cell>
          <table:table-cell table:style-name="ce15" table:formula="of:=((MIN([.I24:.I28])*([.C28]-[.C23])*1760)/(24*60*60*5*2))" office:value-type="float" office:value="20.5208333333333" calcext:value-type="float">
            <text:p>20.5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62" calcext:value-type="float">
            <text:p>1462</text:p>
          </table:table-cell>
          <table:table-cell table:style-name="ce4" table:formula="of:=([.D29] - [.C29])" office:value-type="float" office:value="7" calcext:value-type="float">
            <text:p>7</text:p>
          </table:table-cell>
          <table:table-cell table:style-name="ce15" table:formula="of:=([.E29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29]-1)/5)" office:value-type="float" office:value="42.6136363636364" calcext:value-type="float">
            <text:p>42.61</text:p>
          </table:table-cell>
          <table:table-cell table:style-name="ce25" table:formula="of:=([.$F$5]*3600/1760)/[.F29]" office:value-type="float" office:value="36.525974025974" calcext:value-type="float">
            <text:p>36.53</text:p>
          </table:table-cell>
          <table:table-cell table:style-name="ce25" table:formula="of:=([.$F$5]*3600/1760)/(([.E29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29]-[.C23]))" office:value-type="float" office:value="196.078431372549" calcext:value-type="float">
            <text:p>196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29]*([.$C29]-[.$C24])*1760)/(24*60*60*2))" office:value-type="float" office:value="143.663194444444" calcext:value-type="float">
            <text:p>143.66</text:p>
          </table:table-cell>
          <table:table-cell table:style-name="ce15" table:formula="of:=(([.I29]*([.$C29]-[.$C24])*1760)/(24*60*60*2))" office:value-type="float" office:value="123.139880952381" calcext:value-type="float">
            <text:p>123.14</text:p>
          </table:table-cell>
          <table:table-cell table:style-name="ce15" table:formula="of:=(([.J29]*([.$C29]-[.$C24])*1760)/(24*60*60*2))" office:value-type="float" office:value="107.747395833333" calcext:value-type="float">
            <text:p>107.75</text:p>
          </table:table-cell>
          <table:table-cell table:style-name="ce15" table:formula="of:=(((([.I29]*[.I29])/20)+([.I29]))/3)" office:value-type="float" office:value="34.4111043177602" calcext:value-type="float">
            <text:p>34.41</text:p>
          </table:table-cell>
          <table:table-cell table:style-name="ce15" table:formula="of:=((([.I29]*[.I29])/20)+([.I29]))" office:value-type="float" office:value="103.23331295328" calcext:value-type="float">
            <text:p>103.23</text:p>
          </table:table-cell>
          <table:table-cell table:style-name="ce15" table:formula="of:=((MIN([.I25:.I29])*([.C29]-[.C24])*1760)/(24*60*60*5*2))" office:value-type="float" office:value="17.2395833333333" calcext:value-type="float">
            <text:p>17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table:formula="of:=([.D30] - [.C30])" office:value-type="float" office:value="8" calcext:value-type="float">
            <text:p>8</text:p>
          </table:table-cell>
          <table:table-cell table:style-name="ce15" table:formula="of:=([.E30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0]-1)/5)" office:value-type="float" office:value="36.525974025974" calcext:value-type="float">
            <text:p>36.53</text:p>
          </table:table-cell>
          <table:table-cell table:style-name="ce25" table:formula="of:=([.$F$5]*3600/1760)/[.F30]" office:value-type="float" office:value="31.9602272727273" calcext:value-type="float">
            <text:p>31.96</text:p>
          </table:table-cell>
          <table:table-cell table:style-name="ce25" table:formula="of:=([.$F$5]*3600/1760)/(([.E30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0]-[.C24]))" office:value-type="float" office:value="230.769230769231" calcext:value-type="float">
            <text:p>230.7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0]*([.$C30]-[.$C25])*1760)/(24*60*60*2))" office:value-type="float" office:value="127.97619047619" calcext:value-type="float">
            <text:p>127.98</text:p>
          </table:table-cell>
          <table:table-cell table:style-name="ce15" table:formula="of:=(([.I30]*([.$C30]-[.$C25])*1760)/(24*60*60*2))" office:value-type="float" office:value="111.979166666667" calcext:value-type="float">
            <text:p>111.98</text:p>
          </table:table-cell>
          <table:table-cell table:style-name="ce15" table:formula="of:=(([.J30]*([.$C30]-[.$C25])*1760)/(24*60*60*2))" office:value-type="float" office:value="99.537037037037" calcext:value-type="float">
            <text:p>99.54</text:p>
          </table:table-cell>
          <table:table-cell table:style-name="ce15" table:formula="of:=(((([.I30]*[.I30])/20)+([.I30]))/3)" office:value-type="float" office:value="27.6776778796488" calcext:value-type="float">
            <text:p>27.68</text:p>
          </table:table-cell>
          <table:table-cell table:style-name="ce15" table:formula="of:=((([.I30]*[.I30])/20)+([.I30]))" office:value-type="float" office:value="83.0330336389463" calcext:value-type="float">
            <text:p>83.03</text:p>
          </table:table-cell>
          <table:table-cell table:style-name="ce15" table:formula="of:=((MIN([.I26:.I30])*([.C30]-[.C25])*1760)/(24*60*60*5*2))" office:value-type="float" office:value="17.9166666666667" calcext:value-type="float">
            <text:p>17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table:formula="of:=([.D31] - [.C31])" office:value-type="float" office:value="9" calcext:value-type="float">
            <text:p>9</text:p>
          </table:table-cell>
          <table:table-cell table:style-name="ce15" table:formula="of:=([.E31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1]-1)/5)" office:value-type="float" office:value="31.9602272727273" calcext:value-type="float">
            <text:p>31.96</text:p>
          </table:table-cell>
          <table:table-cell table:style-name="ce25" table:formula="of:=([.$F$5]*3600/1760)/[.F31]" office:value-type="float" office:value="28.4090909090909" calcext:value-type="float">
            <text:p>28.41</text:p>
          </table:table-cell>
          <table:table-cell table:style-name="ce25" table:formula="of:=([.$F$5]*3600/1760)/(([.E3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1]-[.C25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1]*([.$C31]-[.$C26])*1760)/(24*60*60*2))" office:value-type="float" office:value="73.8932291666667" calcext:value-type="float">
            <text:p>73.89</text:p>
          </table:table-cell>
          <table:table-cell table:style-name="ce15" table:formula="of:=(([.I31]*([.$C31]-[.$C26])*1760)/(24*60*60*2))" office:value-type="float" office:value="65.6828703703704" calcext:value-type="float">
            <text:p>65.68</text:p>
          </table:table-cell>
          <table:table-cell table:style-name="ce15" table:formula="of:=(([.J31]*([.$C31]-[.$C26])*1760)/(24*60*60*2))" office:value-type="float" office:value="59.1145833333333" calcext:value-type="float">
            <text:p>59.11</text:p>
          </table:table-cell>
          <table:table-cell table:style-name="ce15" table:formula="of:=(((([.I31]*[.I31])/20)+([.I31]))/3)" office:value-type="float" office:value="22.9209710743802" calcext:value-type="float">
            <text:p>22.92</text:p>
          </table:table-cell>
          <table:table-cell table:style-name="ce15" table:formula="of:=((([.I31]*[.I31])/20)+([.I31]))" office:value-type="float" office:value="68.7629132231405" calcext:value-type="float">
            <text:p>68.76</text:p>
          </table:table-cell>
          <table:table-cell table:style-name="ce15" table:formula="of:=((MIN([.I27:.I31])*([.C31]-[.C26])*1760)/(24*60*60*5*2))" office:value-type="float" office:value="13.1365740740741" calcext:value-type="float">
            <text:p>13.1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table:formula="of:=([.D32] - [.C32])" office:value-type="float" office:value="7" calcext:value-type="float">
            <text:p>7</text:p>
          </table:table-cell>
          <table:table-cell table:style-name="ce15" table:formula="of:=([.E32]/5)" office:value-type="float" office:value="1.4" calcext:value-type="float">
            <text:p>1.4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2]-1)/5)" office:value-type="float" office:value="42.6136363636364" calcext:value-type="float">
            <text:p>42.61</text:p>
          </table:table-cell>
          <table:table-cell table:style-name="ce25" table:formula="of:=([.$F$5]*3600/1760)/[.F32]" office:value-type="float" office:value="36.525974025974" calcext:value-type="float">
            <text:p>36.53</text:p>
          </table:table-cell>
          <table:table-cell table:style-name="ce25" table:formula="of:=([.$F$5]*3600/1760)/(([.E32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2]-[.C26]))" office:value-type="float" office:value="375" calcext:value-type="float">
            <text:p>375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2]*([.$C32]-[.$C27])*1760)/(24*60*60*2))" office:value-type="float" office:value="74.21875" calcext:value-type="float">
            <text:p>74.22</text:p>
          </table:table-cell>
          <table:table-cell table:style-name="ce15" table:formula="of:=(([.I32]*([.$C32]-[.$C27])*1760)/(24*60*60*2))" office:value-type="float" office:value="63.6160714285714" calcext:value-type="float">
            <text:p>63.62</text:p>
          </table:table-cell>
          <table:table-cell table:style-name="ce15" table:formula="of:=(([.J32]*([.$C32]-[.$C27])*1760)/(24*60*60*2))" office:value-type="float" office:value="55.6640625" calcext:value-type="float">
            <text:p>55.66</text:p>
          </table:table-cell>
          <table:table-cell table:style-name="ce15" table:formula="of:=(((([.I32]*[.I32])/20)+([.I32]))/3)" office:value-type="float" office:value="34.4111043177602" calcext:value-type="float">
            <text:p>34.41</text:p>
          </table:table-cell>
          <table:table-cell table:style-name="ce15" table:formula="of:=((([.I32]*[.I32])/20)+([.I32]))" office:value-type="float" office:value="103.23331295328" calcext:value-type="float">
            <text:p>103.23</text:p>
          </table:table-cell>
          <table:table-cell table:style-name="ce15" table:formula="of:=((MIN([.I28:.I32])*([.C32]-[.C27])*1760)/(24*60*60*5*2))" office:value-type="float" office:value="9.89583333333333" calcext:value-type="float">
            <text:p>9.9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table:formula="of:=([.D33] - [.C33])" office:value-type="float" office:value="6" calcext:value-type="float">
            <text:p>6</text:p>
          </table:table-cell>
          <table:table-cell table:style-name="ce15" table:formula="of:=([.E33]/5)" office:value-type="float" office:value="1.2" calcext:value-type="float">
            <text:p>1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3]-1)/5)" office:value-type="float" office:value="51.1363636363636" calcext:value-type="float">
            <text:p>51.14</text:p>
          </table:table-cell>
          <table:table-cell table:style-name="ce25" table:formula="of:=([.$F$5]*3600/1760)/[.F33]" office:value-type="float" office:value="42.6136363636364" calcext:value-type="float">
            <text:p>42.61</text:p>
          </table:table-cell>
          <table:table-cell table:style-name="ce25" table:formula="of:=([.$F$5]*3600/1760)/(([.E33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3]-[.C27]))" office:value-type="float" office:value="450" calcext:value-type="float">
            <text:p>450.0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3]*([.$C33]-[.$C28])*1760)/(24*60*60*2))" office:value-type="float" office:value="92.1875" calcext:value-type="float">
            <text:p>92.19</text:p>
          </table:table-cell>
          <table:table-cell table:style-name="ce15" table:formula="of:=(([.I33]*([.$C33]-[.$C28])*1760)/(24*60*60*2))" office:value-type="float" office:value="76.8229166666667" calcext:value-type="float">
            <text:p>76.82</text:p>
          </table:table-cell>
          <table:table-cell table:style-name="ce15" table:formula="of:=(([.J33]*([.$C33]-[.$C28])*1760)/(24*60*60*2))" office:value-type="float" office:value="65.8482142857143" calcext:value-type="float">
            <text:p>65.85</text:p>
          </table:table-cell>
          <table:table-cell table:style-name="ce15" table:formula="of:=(((([.I33]*[.I33])/20)+([.I33]))/3)" office:value-type="float" office:value="44.4699121900826" calcext:value-type="float">
            <text:p>44.47</text:p>
          </table:table-cell>
          <table:table-cell table:style-name="ce15" table:formula="of:=((([.I33]*[.I33])/20)+([.I33]))" office:value-type="float" office:value="133.409736570248" calcext:value-type="float">
            <text:p>133.41</text:p>
          </table:table-cell>
          <table:table-cell table:style-name="ce15" table:formula="of:=((MIN([.I29:.I33])*([.C33]-[.C28])*1760)/(24*60*60*5*2))" office:value-type="float" office:value="10.2430555555556" calcext:value-type="float">
            <text:p>10.2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table:formula="of:=([.D34] - [.C34])" office:value-type="float" office:value="7" calcext:value-type="float">
            <text:p>7</text:p>
          </table:table-cell>
          <table:table-cell table:style-name="ce15" table:formula="of:=([.E34]/5)" office:value-type="float" office:value="1.4" calcext:value-type="float">
            <text:p>1.4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4]-1)/5)" office:value-type="float" office:value="42.6136363636364" calcext:value-type="float">
            <text:p>42.61</text:p>
          </table:table-cell>
          <table:table-cell table:style-name="ce25" table:formula="of:=([.$F$5]*3600/1760)/[.F34]" office:value-type="float" office:value="36.525974025974" calcext:value-type="float">
            <text:p>36.53</text:p>
          </table:table-cell>
          <table:table-cell table:style-name="ce25" table:formula="of:=([.$F$5]*3600/1760)/(([.E34]+1)/5)" office:value-type="float" office:value="31.9602272727273" calcext:value-type="float">
            <text:p>31.9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4]-[.C28]))" office:value-type="float" office:value="338.345864661654" calcext:value-type="float">
            <text:p>338.3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4]*([.$C34]-[.$C29])*1760)/(24*60*60*2))" office:value-type="float" office:value="87.2395833333333" calcext:value-type="float">
            <text:p>87.24</text:p>
          </table:table-cell>
          <table:table-cell table:style-name="ce15" table:formula="of:=(([.I34]*([.$C34]-[.$C29])*1760)/(24*60*60*2))" office:value-type="float" office:value="74.7767857142857" calcext:value-type="float">
            <text:p>74.78</text:p>
          </table:table-cell>
          <table:table-cell table:style-name="ce15" table:formula="of:=(([.J34]*([.$C34]-[.$C29])*1760)/(24*60*60*2))" office:value-type="float" office:value="65.4296875" calcext:value-type="float">
            <text:p>65.43</text:p>
          </table:table-cell>
          <table:table-cell table:style-name="ce15" table:formula="of:=(((([.I34]*[.I34])/20)+([.I34]))/3)" office:value-type="float" office:value="34.4111043177602" calcext:value-type="float">
            <text:p>34.41</text:p>
          </table:table-cell>
          <table:table-cell table:style-name="ce15" table:formula="of:=((([.I34]*[.I34])/20)+([.I34]))" office:value-type="float" office:value="103.23331295328" calcext:value-type="float">
            <text:p>103.23</text:p>
          </table:table-cell>
          <table:table-cell table:style-name="ce15" table:formula="of:=((MIN([.I30:.I34])*([.C34]-[.C29])*1760)/(24*60*60*5*2))" office:value-type="float" office:value="11.6319444444444" calcext:value-type="float">
            <text:p>11.6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1779" calcext:value-type="float">
            <text:p>1779</text:p>
          </table:table-cell>
          <table:table-cell table:style-name="ce4" table:formula="of:=([.D35] - [.C35])" office:value-type="float" office:value="10" calcext:value-type="float">
            <text:p>10</text:p>
          </table:table-cell>
          <table:table-cell table:style-name="ce15" table:formula="of:=([.E35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5]-1)/5)" office:value-type="float" office:value="28.4090909090909" calcext:value-type="float">
            <text:p>28.41</text:p>
          </table:table-cell>
          <table:table-cell table:style-name="ce25" table:formula="of:=([.$F$5]*3600/1760)/[.F35]" office:value-type="float" office:value="25.5681818181818" calcext:value-type="float">
            <text:p>25.57</text:p>
          </table:table-cell>
          <table:table-cell table:style-name="ce25" table:formula="of:=([.$F$5]*3600/1760)/(([.E35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5]-[.C29]))" office:value-type="float" office:value="286.624203821656" calcext:value-type="float">
            <text:p>286.6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5]*([.$C35]-[.$C30])*1760)/(24*60*60*2))" office:value-type="float" office:value="73.7847222222222" calcext:value-type="float">
            <text:p>73.78</text:p>
          </table:table-cell>
          <table:table-cell table:style-name="ce15" table:formula="of:=(([.I35]*([.$C35]-[.$C30])*1760)/(24*60*60*2))" office:value-type="float" office:value="66.40625" calcext:value-type="float">
            <text:p>66.41</text:p>
          </table:table-cell>
          <table:table-cell table:style-name="ce15" table:formula="of:=(([.J35]*([.$C35]-[.$C30])*1760)/(24*60*60*2))" office:value-type="float" office:value="60.3693181818182" calcext:value-type="float">
            <text:p>60.37</text:p>
          </table:table-cell>
          <table:table-cell table:style-name="ce15" table:formula="of:=(((([.I35]*[.I35])/20)+([.I35]))/3)" office:value-type="float" office:value="19.4182592975207" calcext:value-type="float">
            <text:p>19.42</text:p>
          </table:table-cell>
          <table:table-cell table:style-name="ce15" table:formula="of:=((([.I35]*[.I35])/20)+([.I35]))" office:value-type="float" office:value="58.254777892562" calcext:value-type="float">
            <text:p>58.25</text:p>
          </table:table-cell>
          <table:table-cell table:style-name="ce15" table:formula="of:=((MIN([.I31:.I35])*([.C35]-[.C30])*1760)/(24*60*60*5*2))" office:value-type="float" office:value="13.28125" calcext:value-type="float">
            <text:p>13.2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table:formula="of:=([.D36] - [.C36])" office:value-type="float" office:value="10" calcext:value-type="float">
            <text:p>10</text:p>
          </table:table-cell>
          <table:table-cell table:style-name="ce15" table:formula="of:=([.E3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6]-1)/5)" office:value-type="float" office:value="28.4090909090909" calcext:value-type="float">
            <text:p>28.41</text:p>
          </table:table-cell>
          <table:table-cell table:style-name="ce25" table:formula="of:=([.$F$5]*3600/1760)/[.F36]" office:value-type="float" office:value="25.5681818181818" calcext:value-type="float">
            <text:p>25.57</text:p>
          </table:table-cell>
          <table:table-cell table:style-name="ce25" table:formula="of:=([.$F$5]*3600/1760)/(([.E3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6]-[.C30]))" office:value-type="float" office:value="346.153846153846" calcext:value-type="float">
            <text:p>346.1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6]*([.$C36]-[.$C31])*1760)/(24*60*60*2))" office:value-type="float" office:value="72.0486111111111" calcext:value-type="float">
            <text:p>72.05</text:p>
          </table:table-cell>
          <table:table-cell table:style-name="ce15" table:formula="of:=(([.I36]*([.$C36]-[.$C31])*1760)/(24*60*60*2))" office:value-type="float" office:value="64.84375" calcext:value-type="float">
            <text:p>64.84</text:p>
          </table:table-cell>
          <table:table-cell table:style-name="ce15" table:formula="of:=(([.J36]*([.$C36]-[.$C31])*1760)/(24*60*60*2))" office:value-type="float" office:value="58.9488636363636" calcext:value-type="float">
            <text:p>58.95</text:p>
          </table:table-cell>
          <table:table-cell table:style-name="ce15" table:formula="of:=(((([.I36]*[.I36])/20)+([.I36]))/3)" office:value-type="float" office:value="19.4182592975207" calcext:value-type="float">
            <text:p>19.42</text:p>
          </table:table-cell>
          <table:table-cell table:style-name="ce15" table:formula="of:=((([.I36]*[.I36])/20)+([.I36]))" office:value-type="float" office:value="58.254777892562" calcext:value-type="float">
            <text:p>58.25</text:p>
          </table:table-cell>
          <table:table-cell table:style-name="ce15" table:formula="of:=((MIN([.I32:.I36])*([.C36]-[.C31])*1760)/(24*60*60*5*2))" office:value-type="float" office:value="12.96875" calcext:value-type="float">
            <text:p>12.9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9" calcext:value-type="float">
            <text:p>1789</text:p>
          </table:table-cell>
          <table:table-cell table:style-name="ce4" table:formula="of:=([.D37] - [.C37])" office:value-type="float" office:value="11" calcext:value-type="float">
            <text:p>11</text:p>
          </table:table-cell>
          <table:table-cell table:style-name="ce15" table:formula="of:=([.E37]/5)" office:value-type="float" office:value="2.2" calcext:value-type="float">
            <text:p>2.2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37]-1)/5)" office:value-type="float" office:value="25.5681818181818" calcext:value-type="float">
            <text:p>25.57</text:p>
          </table:table-cell>
          <table:table-cell table:style-name="ce25" table:formula="of:=([.$F$5]*3600/1760)/[.F37]" office:value-type="float" office:value="23.2438016528926" calcext:value-type="float">
            <text:p>23.24</text:p>
          </table:table-cell>
          <table:table-cell table:style-name="ce25" table:formula="of:=([.$F$5]*3600/1760)/(([.E37]+1)/5)" office:value-type="float" office:value="21.3068181818182" calcext:value-type="float">
            <text:p>21.3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7]-[.C31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7]*([.$C37]-[.$C32])*1760)/(24*60*60*2))" office:value-type="float" office:value="62.5" calcext:value-type="float">
            <text:p>62.50</text:p>
          </table:table-cell>
          <table:table-cell table:style-name="ce15" table:formula="of:=(([.I37]*([.$C37]-[.$C32])*1760)/(24*60*60*2))" office:value-type="float" office:value="56.8181818181818" calcext:value-type="float">
            <text:p>56.82</text:p>
          </table:table-cell>
          <table:table-cell table:style-name="ce15" table:formula="of:=(([.J37]*([.$C37]-[.$C32])*1760)/(24*60*60*2))" office:value-type="float" office:value="52.0833333333333" calcext:value-type="float">
            <text:p>52.08</text:p>
          </table:table-cell>
          <table:table-cell table:style-name="ce15" table:formula="of:=(((([.I37]*[.I37])/20)+([.I37]))/3)" office:value-type="float" office:value="16.7525058056144" calcext:value-type="float">
            <text:p>16.75</text:p>
          </table:table-cell>
          <table:table-cell table:style-name="ce15" table:formula="of:=((([.I37]*[.I37])/20)+([.I37]))" office:value-type="float" office:value="50.2575174168431" calcext:value-type="float">
            <text:p>50.26</text:p>
          </table:table-cell>
          <table:table-cell table:style-name="ce15" table:formula="of:=((MIN([.I33:.I37])*([.C37]-[.C32])*1760)/(24*60*60*5*2))" office:value-type="float" office:value="11.3636363636364" calcext:value-type="float">
            <text:p>11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table:formula="of:=([.D38] - [.C38])" office:value-type="float" office:value="9" calcext:value-type="float">
            <text:p>9</text:p>
          </table:table-cell>
          <table:table-cell table:style-name="ce15" table:formula="of:=([.E38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8]-1)/5)" office:value-type="float" office:value="31.9602272727273" calcext:value-type="float">
            <text:p>31.96</text:p>
          </table:table-cell>
          <table:table-cell table:style-name="ce25" table:formula="of:=([.$F$5]*3600/1760)/[.F38]" office:value-type="float" office:value="28.4090909090909" calcext:value-type="float">
            <text:p>28.41</text:p>
          </table:table-cell>
          <table:table-cell table:style-name="ce25" table:formula="of:=([.$F$5]*3600/1760)/(([.E3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8]-[.C32]))" office:value-type="float" office:value="355.731225296443" calcext:value-type="float">
            <text:p>355.7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8]*([.$C38]-[.$C33])*1760)/(24*60*60*2))" office:value-type="float" office:value="72.9166666666667" calcext:value-type="float">
            <text:p>72.92</text:p>
          </table:table-cell>
          <table:table-cell table:style-name="ce15" table:formula="of:=(([.I38]*([.$C38]-[.$C33])*1760)/(24*60*60*2))" office:value-type="float" office:value="64.8148148148148" calcext:value-type="float">
            <text:p>64.81</text:p>
          </table:table-cell>
          <table:table-cell table:style-name="ce15" table:formula="of:=(([.J38]*([.$C38]-[.$C33])*1760)/(24*60*60*2))" office:value-type="float" office:value="58.3333333333333" calcext:value-type="float">
            <text:p>58.33</text:p>
          </table:table-cell>
          <table:table-cell table:style-name="ce15" table:formula="of:=(((([.I38]*[.I38])/20)+([.I38]))/3)" office:value-type="float" office:value="22.9209710743802" calcext:value-type="float">
            <text:p>22.92</text:p>
          </table:table-cell>
          <table:table-cell table:style-name="ce15" table:formula="of:=((([.I38]*[.I38])/20)+([.I38]))" office:value-type="float" office:value="68.7629132231405" calcext:value-type="float">
            <text:p>68.76</text:p>
          </table:table-cell>
          <table:table-cell table:style-name="ce15" table:formula="of:=((MIN([.I34:.I38])*([.C38]-[.C33])*1760)/(24*60*60*5*2))" office:value-type="float" office:value="10.6060606060606" calcext:value-type="float">
            <text:p>10.6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table:formula="of:=([.D39] - [.C39])" office:value-type="float" office:value="9" calcext:value-type="float">
            <text:p>9</text:p>
          </table:table-cell>
          <table:table-cell table:style-name="ce15" table:formula="of:=([.E39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39]-1)/5)" office:value-type="float" office:value="31.9602272727273" calcext:value-type="float">
            <text:p>31.96</text:p>
          </table:table-cell>
          <table:table-cell table:style-name="ce25" table:formula="of:=([.$F$5]*3600/1760)/[.F39]" office:value-type="float" office:value="28.4090909090909" calcext:value-type="float">
            <text:p>28.41</text:p>
          </table:table-cell>
          <table:table-cell table:style-name="ce25" table:formula="of:=([.$F$5]*3600/1760)/(([.E39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39]-[.C33]))" office:value-type="float" office:value="292.207792207792" calcext:value-type="float">
            <text:p>292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39]*([.$C39]-[.$C34])*1760)/(24*60*60*2))" office:value-type="float" office:value="71.2890625" calcext:value-type="float">
            <text:p>71.29</text:p>
          </table:table-cell>
          <table:table-cell table:style-name="ce15" table:formula="of:=(([.I39]*([.$C39]-[.$C34])*1760)/(24*60*60*2))" office:value-type="float" office:value="63.3680555555555" calcext:value-type="float">
            <text:p>63.37</text:p>
          </table:table-cell>
          <table:table-cell table:style-name="ce15" table:formula="of:=(([.J39]*([.$C39]-[.$C34])*1760)/(24*60*60*2))" office:value-type="float" office:value="57.03125" calcext:value-type="float">
            <text:p>57.03</text:p>
          </table:table-cell>
          <table:table-cell table:style-name="ce15" table:formula="of:=(((([.I39]*[.I39])/20)+([.I39]))/3)" office:value-type="float" office:value="22.9209710743802" calcext:value-type="float">
            <text:p>22.92</text:p>
          </table:table-cell>
          <table:table-cell table:style-name="ce15" table:formula="of:=((([.I39]*[.I39])/20)+([.I39]))" office:value-type="float" office:value="68.7629132231405" calcext:value-type="float">
            <text:p>68.76</text:p>
          </table:table-cell>
          <table:table-cell table:style-name="ce15" table:formula="of:=((MIN([.I35:.I39])*([.C39]-[.C34])*1760)/(24*60*60*5*2))" office:value-type="float" office:value="10.3693181818182" calcext:value-type="float">
            <text:p>10.3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table:formula="of:=([.D40] - [.C40])" office:value-type="float" office:value="10" calcext:value-type="float">
            <text:p>10</text:p>
          </table:table-cell>
          <table:table-cell table:style-name="ce15" table:formula="of:=([.E4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0]-1)/5)" office:value-type="float" office:value="28.4090909090909" calcext:value-type="float">
            <text:p>28.41</text:p>
          </table:table-cell>
          <table:table-cell table:style-name="ce25" table:formula="of:=([.$F$5]*3600/1760)/[.F40]" office:value-type="float" office:value="25.5681818181818" calcext:value-type="float">
            <text:p>25.57</text:p>
          </table:table-cell>
          <table:table-cell table:style-name="ce25" table:formula="of:=([.$F$5]*3600/1760)/(([.E4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0]-[.C34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0]*([.$C40]-[.$C35])*1760)/(24*60*60*2))" office:value-type="float" office:value="80.7291666666667" calcext:value-type="float">
            <text:p>80.73</text:p>
          </table:table-cell>
          <table:table-cell table:style-name="ce15" table:formula="of:=(([.I40]*([.$C40]-[.$C35])*1760)/(24*60*60*2))" office:value-type="float" office:value="72.65625" calcext:value-type="float">
            <text:p>72.66</text:p>
          </table:table-cell>
          <table:table-cell table:style-name="ce15" table:formula="of:=(([.J40]*([.$C40]-[.$C35])*1760)/(24*60*60*2))" office:value-type="float" office:value="66.0511363636364" calcext:value-type="float">
            <text:p>66.05</text:p>
          </table:table-cell>
          <table:table-cell table:style-name="ce15" table:formula="of:=(((([.I40]*[.I40])/20)+([.I40]))/3)" office:value-type="float" office:value="19.4182592975207" calcext:value-type="float">
            <text:p>19.42</text:p>
          </table:table-cell>
          <table:table-cell table:style-name="ce15" table:formula="of:=((([.I40]*[.I40])/20)+([.I40]))" office:value-type="float" office:value="58.254777892562" calcext:value-type="float">
            <text:p>58.25</text:p>
          </table:table-cell>
          <table:table-cell table:style-name="ce15" table:formula="of:=((MIN([.I36:.I40])*([.C40]-[.C35])*1760)/(24*60*60*5*2))" office:value-type="float" office:value="13.2102272727273" calcext:value-type="float">
            <text:p>13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table:formula="of:=([.D41] - [.C41])" office:value-type="float" office:value="8" calcext:value-type="float">
            <text:p>8</text:p>
          </table:table-cell>
          <table:table-cell table:style-name="ce15" table:formula="of:=([.E41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1]-1)/5)" office:value-type="float" office:value="36.525974025974" calcext:value-type="float">
            <text:p>36.53</text:p>
          </table:table-cell>
          <table:table-cell table:style-name="ce25" table:formula="of:=([.$F$5]*3600/1760)/[.F41]" office:value-type="float" office:value="31.9602272727273" calcext:value-type="float">
            <text:p>31.96</text:p>
          </table:table-cell>
          <table:table-cell table:style-name="ce25" table:formula="of:=([.$F$5]*3600/1760)/(([.E41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1]-[.C35]))" office:value-type="float" office:value="256.410256410256" calcext:value-type="float">
            <text:p>256.4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1]*([.$C41]-[.$C36])*1760)/(24*60*60*2))" office:value-type="float" office:value="128.720238095238" calcext:value-type="float">
            <text:p>128.72</text:p>
          </table:table-cell>
          <table:table-cell table:style-name="ce15" table:formula="of:=(([.I41]*([.$C41]-[.$C36])*1760)/(24*60*60*2))" office:value-type="float" office:value="112.630208333333" calcext:value-type="float">
            <text:p>112.63</text:p>
          </table:table-cell>
          <table:table-cell table:style-name="ce15" table:formula="of:=(([.J41]*([.$C41]-[.$C36])*1760)/(24*60*60*2))" office:value-type="float" office:value="100.115740740741" calcext:value-type="float">
            <text:p>100.12</text:p>
          </table:table-cell>
          <table:table-cell table:style-name="ce15" table:formula="of:=(((([.I41]*[.I41])/20)+([.I41]))/3)" office:value-type="float" office:value="27.6776778796488" calcext:value-type="float">
            <text:p>27.68</text:p>
          </table:table-cell>
          <table:table-cell table:style-name="ce15" table:formula="of:=((([.I41]*[.I41])/20)+([.I41]))" office:value-type="float" office:value="83.0330336389463" calcext:value-type="float">
            <text:p>83.03</text:p>
          </table:table-cell>
          <table:table-cell table:style-name="ce15" table:formula="of:=((MIN([.I37:.I41])*([.C41]-[.C36])*1760)/(24*60*60*5*2))" office:value-type="float" office:value="16.3825757575758" calcext:value-type="float">
            <text:p>16.3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table:style-name="ce4" office:value-type="float" office:value="2166" calcext:value-type="float">
            <text:p>2166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table:formula="of:=([.D42] - [.C42])" office:value-type="float" office:value="9" calcext:value-type="float">
            <text:p>9</text:p>
          </table:table-cell>
          <table:table-cell table:style-name="ce15" table:formula="of:=([.E42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2]-1)/5)" office:value-type="float" office:value="31.9602272727273" calcext:value-type="float">
            <text:p>31.96</text:p>
          </table:table-cell>
          <table:table-cell table:style-name="ce25" table:formula="of:=([.$F$5]*3600/1760)/[.F42]" office:value-type="float" office:value="28.4090909090909" calcext:value-type="float">
            <text:p>28.41</text:p>
          </table:table-cell>
          <table:table-cell table:style-name="ce25" table:formula="of:=([.$F$5]*3600/1760)/(([.E42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2]-[.C36]))" office:value-type="float" office:value="229.591836734694" calcext:value-type="float">
            <text:p>229.5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2]*([.$C42]-[.$C37])*1760)/(24*60*60*2))" office:value-type="float" office:value="126.302083333333" calcext:value-type="float">
            <text:p>126.30</text:p>
          </table:table-cell>
          <table:table-cell table:style-name="ce15" table:formula="of:=(([.I42]*([.$C42]-[.$C37])*1760)/(24*60*60*2))" office:value-type="float" office:value="112.268518518519" calcext:value-type="float">
            <text:p>112.27</text:p>
          </table:table-cell>
          <table:table-cell table:style-name="ce15" table:formula="of:=(([.J42]*([.$C42]-[.$C37])*1760)/(24*60*60*2))" office:value-type="float" office:value="101.041666666667" calcext:value-type="float">
            <text:p>101.04</text:p>
          </table:table-cell>
          <table:table-cell table:style-name="ce15" table:formula="of:=(((([.I42]*[.I42])/20)+([.I42]))/3)" office:value-type="float" office:value="22.9209710743802" calcext:value-type="float">
            <text:p>22.92</text:p>
          </table:table-cell>
          <table:table-cell table:style-name="ce15" table:formula="of:=((([.I42]*[.I42])/20)+([.I42]))" office:value-type="float" office:value="68.7629132231405" calcext:value-type="float">
            <text:p>68.76</text:p>
          </table:table-cell>
          <table:table-cell table:style-name="ce15" table:formula="of:=((MIN([.I38:.I42])*([.C42]-[.C37])*1760)/(24*60*60*5*2))" office:value-type="float" office:value="20.2083333333333" calcext:value-type="float">
            <text:p>20.2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table:style-name="ce4" office:value-type="float" office:value="2188" calcext:value-type="float">
            <text:p>2188</text:p>
          </table:table-cell>
          <table:table-cell table:style-name="ce4" office:value-type="float" office:value="2197" calcext:value-type="float">
            <text:p>2197</text:p>
          </table:table-cell>
          <table:table-cell table:style-name="ce4" table:formula="of:=([.D43] - [.C43])" office:value-type="float" office:value="9" calcext:value-type="float">
            <text:p>9</text:p>
          </table:table-cell>
          <table:table-cell table:style-name="ce15" table:formula="of:=([.E4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3]-1)/5)" office:value-type="float" office:value="31.9602272727273" calcext:value-type="float">
            <text:p>31.96</text:p>
          </table:table-cell>
          <table:table-cell table:style-name="ce25" table:formula="of:=([.$F$5]*3600/1760)/[.F43]" office:value-type="float" office:value="28.4090909090909" calcext:value-type="float">
            <text:p>28.41</text:p>
          </table:table-cell>
          <table:table-cell table:style-name="ce25" table:formula="of:=([.$F$5]*3600/1760)/(([.E4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3]-[.C37]))" office:value-type="float" office:value="219.512195121951" calcext:value-type="float">
            <text:p>219.5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3]*([.$C43]-[.$C38])*1760)/(24*60*60*2))" office:value-type="float" office:value="129.231770833333" calcext:value-type="float">
            <text:p>129.23</text:p>
          </table:table-cell>
          <table:table-cell table:style-name="ce15" table:formula="of:=(([.I43]*([.$C43]-[.$C38])*1760)/(24*60*60*2))" office:value-type="float" office:value="114.872685185185" calcext:value-type="float">
            <text:p>114.87</text:p>
          </table:table-cell>
          <table:table-cell table:style-name="ce15" table:formula="of:=(([.J43]*([.$C43]-[.$C38])*1760)/(24*60*60*2))" office:value-type="float" office:value="103.385416666667" calcext:value-type="float">
            <text:p>103.39</text:p>
          </table:table-cell>
          <table:table-cell table:style-name="ce15" table:formula="of:=(((([.I43]*[.I43])/20)+([.I43]))/3)" office:value-type="float" office:value="22.9209710743802" calcext:value-type="float">
            <text:p>22.92</text:p>
          </table:table-cell>
          <table:table-cell table:style-name="ce15" table:formula="of:=((([.I43]*[.I43])/20)+([.I43]))" office:value-type="float" office:value="68.7629132231405" calcext:value-type="float">
            <text:p>68.76</text:p>
          </table:table-cell>
          <table:table-cell table:style-name="ce15" table:formula="of:=((MIN([.I39:.I43])*([.C43]-[.C38])*1760)/(24*60*60*5*2))" office:value-type="float" office:value="20.6770833333333" calcext:value-type="float">
            <text:p>20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table:style-name="ce4" office:value-type="float" office:value="2357" calcext:value-type="float">
            <text:p>2357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table:formula="of:=([.D44] - [.C44])" office:value-type="float" office:value="8" calcext:value-type="float">
            <text:p>8</text:p>
          </table:table-cell>
          <table:table-cell table:style-name="ce15" table:formula="of:=([.E44]/5)" office:value-type="float" office:value="1.6" calcext:value-type="float">
            <text:p>1.6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4]-1)/5)" office:value-type="float" office:value="36.525974025974" calcext:value-type="float">
            <text:p>36.53</text:p>
          </table:table-cell>
          <table:table-cell table:style-name="ce25" table:formula="of:=([.$F$5]*3600/1760)/[.F44]" office:value-type="float" office:value="31.9602272727273" calcext:value-type="float">
            <text:p>31.96</text:p>
          </table:table-cell>
          <table:table-cell table:style-name="ce25" table:formula="of:=([.$F$5]*3600/1760)/(([.E44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4]-[.C38]))" office:value-type="float" office:value="159.010600706714" calcext:value-type="float">
            <text:p>159.0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4]*([.$C44]-[.$C39])*1760)/(24*60*60*2))" office:value-type="float" office:value="179.315476190476" calcext:value-type="float">
            <text:p>179.32</text:p>
          </table:table-cell>
          <table:table-cell table:style-name="ce15" table:formula="of:=(([.I44]*([.$C44]-[.$C39])*1760)/(24*60*60*2))" office:value-type="float" office:value="156.901041666667" calcext:value-type="float">
            <text:p>156.90</text:p>
          </table:table-cell>
          <table:table-cell table:style-name="ce15" table:formula="of:=(([.J44]*([.$C44]-[.$C39])*1760)/(24*60*60*2))" office:value-type="float" office:value="139.467592592593" calcext:value-type="float">
            <text:p>139.47</text:p>
          </table:table-cell>
          <table:table-cell table:style-name="ce15" table:formula="of:=(((([.I44]*[.I44])/20)+([.I44]))/3)" office:value-type="float" office:value="27.6776778796488" calcext:value-type="float">
            <text:p>27.68</text:p>
          </table:table-cell>
          <table:table-cell table:style-name="ce15" table:formula="of:=((([.I44]*[.I44])/20)+([.I44]))" office:value-type="float" office:value="83.0330336389463" calcext:value-type="float">
            <text:p>83.03</text:p>
          </table:table-cell>
          <table:table-cell table:style-name="ce15" table:formula="of:=((MIN([.I40:.I44])*([.C44]-[.C39])*1760)/(24*60*60*5*2))" office:value-type="float" office:value="25.1041666666667" calcext:value-type="float">
            <text:p>25.10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513" calcext:value-type="float">
            <text:p>2513</text:p>
          </table:table-cell>
          <table:table-cell table:style-name="ce4" table:formula="of:=([.D45] - [.C45])" office:value-type="float" office:value="9" calcext:value-type="float">
            <text:p>9</text:p>
          </table:table-cell>
          <table:table-cell table:style-name="ce15" table:formula="of:=([.E4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5]-1)/5)" office:value-type="float" office:value="31.9602272727273" calcext:value-type="float">
            <text:p>31.96</text:p>
          </table:table-cell>
          <table:table-cell table:style-name="ce25" table:formula="of:=([.$F$5]*3600/1760)/[.F45]" office:value-type="float" office:value="28.4090909090909" calcext:value-type="float">
            <text:p>28.41</text:p>
          </table:table-cell>
          <table:table-cell table:style-name="ce25" table:formula="of:=([.$F$5]*3600/1760)/(([.E4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5]-[.C39]))" office:value-type="float" office:value="143.08426073132" calcext:value-type="float">
            <text:p>143.0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5]*([.$C45]-[.$C40])*1760)/(24*60*60*2))" office:value-type="float" office:value="148.4375" calcext:value-type="float">
            <text:p>148.44</text:p>
          </table:table-cell>
          <table:table-cell table:style-name="ce15" table:formula="of:=(([.I45]*([.$C45]-[.$C40])*1760)/(24*60*60*2))" office:value-type="float" office:value="131.944444444444" calcext:value-type="float">
            <text:p>131.94</text:p>
          </table:table-cell>
          <table:table-cell table:style-name="ce15" table:formula="of:=(([.J45]*([.$C45]-[.$C40])*1760)/(24*60*60*2))" office:value-type="float" office:value="118.75" calcext:value-type="float">
            <text:p>118.75</text:p>
          </table:table-cell>
          <table:table-cell table:style-name="ce15" table:formula="of:=(((([.I45]*[.I45])/20)+([.I45]))/3)" office:value-type="float" office:value="22.9209710743802" calcext:value-type="float">
            <text:p>22.92</text:p>
          </table:table-cell>
          <table:table-cell table:style-name="ce15" table:formula="of:=((([.I45]*[.I45])/20)+([.I45]))" office:value-type="float" office:value="68.7629132231405" calcext:value-type="float">
            <text:p>68.76</text:p>
          </table:table-cell>
          <table:table-cell table:style-name="ce15" table:formula="of:=((MIN([.I41:.I45])*([.C45]-[.C40])*1760)/(24*60*60*5*2))" office:value-type="float" office:value="26.3888888888889" calcext:value-type="float">
            <text:p>26.39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table:style-name="ce4" office:value-type="float" office:value="2516" calcext:value-type="float">
            <text:p>2516</text:p>
          </table:table-cell>
          <table:table-cell table:style-name="ce4" office:value-type="float" office:value="2524" calcext:value-type="float">
            <text:p>2524</text:p>
          </table:table-cell>
          <table:table-cell table:style-name="ce4" table:formula="of:=([.D46] - [.C46])" office:value-type="float" office:value="8" calcext:value-type="float">
            <text:p>8</text:p>
          </table:table-cell>
          <table:table-cell table:style-name="ce15" table:formula="of:=([.E46]/5)" office:value-type="float" office:value="1.6" calcext:value-type="float">
            <text:p>1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46]-1)/5)" office:value-type="float" office:value="36.525974025974" calcext:value-type="float">
            <text:p>36.53</text:p>
          </table:table-cell>
          <table:table-cell table:style-name="ce25" table:formula="of:=([.$F$5]*3600/1760)/[.F46]" office:value-type="float" office:value="31.9602272727273" calcext:value-type="float">
            <text:p>31.96</text:p>
          </table:table-cell>
          <table:table-cell table:style-name="ce25" table:formula="of:=([.$F$5]*3600/1760)/(([.E46]+1)/5)" office:value-type="float" office:value="28.4090909090909" calcext:value-type="float">
            <text:p>28.41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6]-[.C40]))" office:value-type="float" office:value="192.307692307692" calcext:value-type="float">
            <text:p>192.3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6]*([.$C46]-[.$C41])*1760)/(24*60*60*2))" office:value-type="float" office:value="147.321428571429" calcext:value-type="float">
            <text:p>147.32</text:p>
          </table:table-cell>
          <table:table-cell table:style-name="ce15" table:formula="of:=(([.I46]*([.$C46]-[.$C41])*1760)/(24*60*60*2))" office:value-type="float" office:value="128.90625" calcext:value-type="float">
            <text:p>128.91</text:p>
          </table:table-cell>
          <table:table-cell table:style-name="ce15" table:formula="of:=(([.J46]*([.$C46]-[.$C41])*1760)/(24*60*60*2))" office:value-type="float" office:value="114.583333333333" calcext:value-type="float">
            <text:p>114.58</text:p>
          </table:table-cell>
          <table:table-cell table:style-name="ce15" table:formula="of:=(((([.I46]*[.I46])/20)+([.I46]))/3)" office:value-type="float" office:value="27.6776778796488" calcext:value-type="float">
            <text:p>27.68</text:p>
          </table:table-cell>
          <table:table-cell table:style-name="ce15" table:formula="of:=((([.I46]*[.I46])/20)+([.I46]))" office:value-type="float" office:value="83.0330336389463" calcext:value-type="float">
            <text:p>83.03</text:p>
          </table:table-cell>
          <table:table-cell table:style-name="ce15" table:formula="of:=((MIN([.I42:.I46])*([.C46]-[.C41])*1760)/(24*60*60*5*2))" office:value-type="float" office:value="22.9166666666667" calcext:value-type="float">
            <text:p>22.92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2543" calcext:value-type="float">
            <text:p>2543</text:p>
          </table:table-cell>
          <table:table-cell table:style-name="ce4" table:formula="of:=([.D47] - [.C47])" office:value-type="float" office:value="10" calcext:value-type="float">
            <text:p>10</text:p>
          </table:table-cell>
          <table:table-cell table:style-name="ce15" table:formula="of:=([.E47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7]-1)/5)" office:value-type="float" office:value="28.4090909090909" calcext:value-type="float">
            <text:p>28.41</text:p>
          </table:table-cell>
          <table:table-cell table:style-name="ce25" table:formula="of:=([.$F$5]*3600/1760)/[.F47]" office:value-type="float" office:value="25.5681818181818" calcext:value-type="float">
            <text:p>25.57</text:p>
          </table:table-cell>
          <table:table-cell table:style-name="ce25" table:formula="of:=([.$F$5]*3600/1760)/(([.E47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7]-[.C41]))" office:value-type="float" office:value="217.917675544794" calcext:value-type="float">
            <text:p>217.9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7]*([.$C47]-[.$C42])*1760)/(24*60*60*2))" office:value-type="float" office:value="106.19212962963" calcext:value-type="float">
            <text:p>106.19</text:p>
          </table:table-cell>
          <table:table-cell table:style-name="ce15" table:formula="of:=(([.I47]*([.$C47]-[.$C42])*1760)/(24*60*60*2))" office:value-type="float" office:value="95.5729166666667" calcext:value-type="float">
            <text:p>95.57</text:p>
          </table:table-cell>
          <table:table-cell table:style-name="ce15" table:formula="of:=(([.J47]*([.$C47]-[.$C42])*1760)/(24*60*60*2))" office:value-type="float" office:value="86.8844696969697" calcext:value-type="float">
            <text:p>86.88</text:p>
          </table:table-cell>
          <table:table-cell table:style-name="ce15" table:formula="of:=(((([.I47]*[.I47])/20)+([.I47]))/3)" office:value-type="float" office:value="19.4182592975207" calcext:value-type="float">
            <text:p>19.42</text:p>
          </table:table-cell>
          <table:table-cell table:style-name="ce15" table:formula="of:=((([.I47]*[.I47])/20)+([.I47]))" office:value-type="float" office:value="58.254777892562" calcext:value-type="float">
            <text:p>58.25</text:p>
          </table:table-cell>
          <table:table-cell table:style-name="ce15" table:formula="of:=((MIN([.I43:.I47])*([.C47]-[.C42])*1760)/(24*60*60*5*2))" office:value-type="float" office:value="19.1145833333333" calcext:value-type="float">
            <text:p>19.1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table:style-name="ce4" office:value-type="float" office:value="2548" calcext:value-type="float">
            <text:p>2548</text:p>
          </table:table-cell>
          <table:table-cell table:style-name="ce4" office:value-type="float" office:value="2557" calcext:value-type="float">
            <text:p>2557</text:p>
          </table:table-cell>
          <table:table-cell table:style-name="ce4" table:formula="of:=([.D48] - [.C48])" office:value-type="float" office:value="9" calcext:value-type="float">
            <text:p>9</text:p>
          </table:table-cell>
          <table:table-cell table:style-name="ce15" table:formula="of:=([.E48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8]-1)/5)" office:value-type="float" office:value="31.9602272727273" calcext:value-type="float">
            <text:p>31.96</text:p>
          </table:table-cell>
          <table:table-cell table:style-name="ce25" table:formula="of:=([.$F$5]*3600/1760)/[.F48]" office:value-type="float" office:value="28.4090909090909" calcext:value-type="float">
            <text:p>28.41</text:p>
          </table:table-cell>
          <table:table-cell table:style-name="ce25" table:formula="of:=([.$F$5]*3600/1760)/(([.E48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8]-[.C42]))" office:value-type="float" office:value="235.602094240838" calcext:value-type="float">
            <text:p>235.6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8]*([.$C48]-[.$C43])*1760)/(24*60*60*2))" office:value-type="float" office:value="117.1875" calcext:value-type="float">
            <text:p>117.19</text:p>
          </table:table-cell>
          <table:table-cell table:style-name="ce15" table:formula="of:=(([.I48]*([.$C48]-[.$C43])*1760)/(24*60*60*2))" office:value-type="float" office:value="104.166666666667" calcext:value-type="float">
            <text:p>104.17</text:p>
          </table:table-cell>
          <table:table-cell table:style-name="ce15" table:formula="of:=(([.J48]*([.$C48]-[.$C43])*1760)/(24*60*60*2))" office:value-type="float" office:value="93.75" calcext:value-type="float">
            <text:p>93.75</text:p>
          </table:table-cell>
          <table:table-cell table:style-name="ce15" table:formula="of:=(((([.I48]*[.I48])/20)+([.I48]))/3)" office:value-type="float" office:value="22.9209710743802" calcext:value-type="float">
            <text:p>22.92</text:p>
          </table:table-cell>
          <table:table-cell table:style-name="ce15" table:formula="of:=((([.I48]*[.I48])/20)+([.I48]))" office:value-type="float" office:value="68.7629132231405" calcext:value-type="float">
            <text:p>68.76</text:p>
          </table:table-cell>
          <table:table-cell table:style-name="ce15" table:formula="of:=((MIN([.I44:.I48])*([.C48]-[.C43])*1760)/(24*60*60*5*2))" office:value-type="float" office:value="18.75" calcext:value-type="float">
            <text:p>18.75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table:style-name="ce4" office:value-type="float" office:value="2556" calcext:value-type="float">
            <text:p>2556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table:formula="of:=([.D49] - [.C49])" office:value-type="float" office:value="10" calcext:value-type="float">
            <text:p>10</text:p>
          </table:table-cell>
          <table:table-cell table:style-name="ce15" table:formula="of:=([.E4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49]-1)/5)" office:value-type="float" office:value="28.4090909090909" calcext:value-type="float">
            <text:p>28.41</text:p>
          </table:table-cell>
          <table:table-cell table:style-name="ce25" table:formula="of:=([.$F$5]*3600/1760)/[.F49]" office:value-type="float" office:value="25.5681818181818" calcext:value-type="float">
            <text:p>25.57</text:p>
          </table:table-cell>
          <table:table-cell table:style-name="ce25" table:formula="of:=([.$F$5]*3600/1760)/(([.E4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49]-[.C43]))" office:value-type="float" office:value="244.565217391304" calcext:value-type="float">
            <text:p>244.57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49]*([.$C49]-[.$C44])*1760)/(24*60*60*2))" office:value-type="float" office:value="57.5810185185185" calcext:value-type="float">
            <text:p>57.58</text:p>
          </table:table-cell>
          <table:table-cell table:style-name="ce15" table:formula="of:=(([.I49]*([.$C49]-[.$C44])*1760)/(24*60*60*2))" office:value-type="float" office:value="51.8229166666667" calcext:value-type="float">
            <text:p>51.82</text:p>
          </table:table-cell>
          <table:table-cell table:style-name="ce15" table:formula="of:=(([.J49]*([.$C49]-[.$C44])*1760)/(24*60*60*2))" office:value-type="float" office:value="47.1117424242424" calcext:value-type="float">
            <text:p>47.11</text:p>
          </table:table-cell>
          <table:table-cell table:style-name="ce15" table:formula="of:=(((([.I49]*[.I49])/20)+([.I49]))/3)" office:value-type="float" office:value="19.4182592975207" calcext:value-type="float">
            <text:p>19.42</text:p>
          </table:table-cell>
          <table:table-cell table:style-name="ce15" table:formula="of:=((([.I49]*[.I49])/20)+([.I49]))" office:value-type="float" office:value="58.254777892562" calcext:value-type="float">
            <text:p>58.25</text:p>
          </table:table-cell>
          <table:table-cell table:style-name="ce15" table:formula="of:=((MIN([.I45:.I49])*([.C49]-[.C44])*1760)/(24*60*60*5*2))" office:value-type="float" office:value="10.3645833333333" calcext:value-type="float">
            <text:p>10.3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table:formula="of:=([.D50] - [.C50])" office:value-type="float" office:value="10" calcext:value-type="float">
            <text:p>10</text:p>
          </table:table-cell>
          <table:table-cell table:style-name="ce15" table:formula="of:=([.E50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0]-1)/5)" office:value-type="float" office:value="28.4090909090909" calcext:value-type="float">
            <text:p>28.41</text:p>
          </table:table-cell>
          <table:table-cell table:style-name="ce25" table:formula="of:=([.$F$5]*3600/1760)/[.F50]" office:value-type="float" office:value="25.5681818181818" calcext:value-type="float">
            <text:p>25.57</text:p>
          </table:table-cell>
          <table:table-cell table:style-name="ce25" table:formula="of:=([.$F$5]*3600/1760)/(([.E50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0]-[.C44]))" office:value-type="float" office:value="243.90243902439" calcext:value-type="float">
            <text:p>243.90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0]*([.$C50]-[.$C45])*1760)/(24*60*60*2))" office:value-type="float" office:value="64.2361111111111" calcext:value-type="float">
            <text:p>64.24</text:p>
          </table:table-cell>
          <table:table-cell table:style-name="ce15" table:formula="of:=(([.I50]*([.$C50]-[.$C45])*1760)/(24*60*60*2))" office:value-type="float" office:value="57.8125" calcext:value-type="float">
            <text:p>57.81</text:p>
          </table:table-cell>
          <table:table-cell table:style-name="ce15" table:formula="of:=(([.J50]*([.$C50]-[.$C45])*1760)/(24*60*60*2))" office:value-type="float" office:value="52.5568181818182" calcext:value-type="float">
            <text:p>52.56</text:p>
          </table:table-cell>
          <table:table-cell table:style-name="ce15" table:formula="of:=(((([.I50]*[.I50])/20)+([.I50]))/3)" office:value-type="float" office:value="19.4182592975207" calcext:value-type="float">
            <text:p>19.42</text:p>
          </table:table-cell>
          <table:table-cell table:style-name="ce15" table:formula="of:=((([.I50]*[.I50])/20)+([.I50]))" office:value-type="float" office:value="58.254777892562" calcext:value-type="float">
            <text:p>58.25</text:p>
          </table:table-cell>
          <table:table-cell table:style-name="ce15" table:formula="of:=((MIN([.I46:.I50])*([.C50]-[.C45])*1760)/(24*60*60*5*2))" office:value-type="float" office:value="11.5625" calcext:value-type="float">
            <text:p>11.5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24" calcext:value-type="float">
            <text:p>2824</text:p>
          </table:table-cell>
          <table:table-cell table:style-name="ce4" table:formula="of:=([.D51] - [.C51])" office:value-type="float" office:value="9" calcext:value-type="float">
            <text:p>9</text:p>
          </table:table-cell>
          <table:table-cell table:style-name="ce15" table:formula="of:=([.E51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1]-1)/5)" office:value-type="float" office:value="31.9602272727273" calcext:value-type="float">
            <text:p>31.96</text:p>
          </table:table-cell>
          <table:table-cell table:style-name="ce25" table:formula="of:=([.$F$5]*3600/1760)/[.F51]" office:value-type="float" office:value="28.4090909090909" calcext:value-type="float">
            <text:p>28.41</text:p>
          </table:table-cell>
          <table:table-cell table:style-name="ce25" table:formula="of:=([.$F$5]*3600/1760)/(([.E51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1]-[.C45]))" office:value-type="float" office:value="289.389067524116" calcext:value-type="float">
            <text:p>289.39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1]*([.$C51]-[.$C46])*1760)/(24*60*60*2))" office:value-type="float" office:value="97.3307291666667" calcext:value-type="float">
            <text:p>97.33</text:p>
          </table:table-cell>
          <table:table-cell table:style-name="ce15" table:formula="of:=(([.I51]*([.$C51]-[.$C46])*1760)/(24*60*60*2))" office:value-type="float" office:value="86.5162037037037" calcext:value-type="float">
            <text:p>86.52</text:p>
          </table:table-cell>
          <table:table-cell table:style-name="ce15" table:formula="of:=(([.J51]*([.$C51]-[.$C46])*1760)/(24*60*60*2))" office:value-type="float" office:value="77.8645833333333" calcext:value-type="float">
            <text:p>77.86</text:p>
          </table:table-cell>
          <table:table-cell table:style-name="ce15" table:formula="of:=(((([.I51]*[.I51])/20)+([.I51]))/3)" office:value-type="float" office:value="22.9209710743802" calcext:value-type="float">
            <text:p>22.92</text:p>
          </table:table-cell>
          <table:table-cell table:style-name="ce15" table:formula="of:=((([.I51]*[.I51])/20)+([.I51]))" office:value-type="float" office:value="68.7629132231405" calcext:value-type="float">
            <text:p>68.76</text:p>
          </table:table-cell>
          <table:table-cell table:style-name="ce15" table:formula="of:=((MIN([.I47:.I51])*([.C51]-[.C46])*1760)/(24*60*60*5*2))" office:value-type="float" office:value="15.5729166666667" calcext:value-type="float">
            <text:p>15.57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2866" calcext:value-type="float">
            <text:p>2866</text:p>
          </table:table-cell>
          <table:table-cell table:style-name="ce4" table:formula="of:=([.D52] - [.C52])" office:value-type="float" office:value="6" calcext:value-type="float">
            <text:p>6</text:p>
          </table:table-cell>
          <table:table-cell table:style-name="ce15" table:formula="of:=([.E52]/5)" office:value-type="float" office:value="1.2" calcext:value-type="float">
            <text:p>1.2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2]-1)/5)" office:value-type="float" office:value="51.1363636363636" calcext:value-type="float">
            <text:p>51.14</text:p>
          </table:table-cell>
          <table:table-cell table:style-name="ce25" table:formula="of:=([.$F$5]*3600/1760)/[.F52]" office:value-type="float" office:value="42.6136363636364" calcext:value-type="float">
            <text:p>42.61</text:p>
          </table:table-cell>
          <table:table-cell table:style-name="ce25" table:formula="of:=([.$F$5]*3600/1760)/(([.E52]+1)/5)" office:value-type="float" office:value="36.525974025974" calcext:value-type="float">
            <text:p>36.53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2]-[.C46]))" office:value-type="float" office:value="261.627906976744" calcext:value-type="float">
            <text:p>261.63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2]*([.$C52]-[.$C47])*1760)/(24*60*60*2))" office:value-type="float" office:value="170.3125" calcext:value-type="float">
            <text:p>170.31</text:p>
          </table:table-cell>
          <table:table-cell table:style-name="ce15" table:formula="of:=(([.I52]*([.$C52]-[.$C47])*1760)/(24*60*60*2))" office:value-type="float" office:value="141.927083333333" calcext:value-type="float">
            <text:p>141.93</text:p>
          </table:table-cell>
          <table:table-cell table:style-name="ce15" table:formula="of:=(([.J52]*([.$C52]-[.$C47])*1760)/(24*60*60*2))" office:value-type="float" office:value="121.651785714286" calcext:value-type="float">
            <text:p>121.65</text:p>
          </table:table-cell>
          <table:table-cell table:style-name="ce15" table:formula="of:=(((([.I52]*[.I52])/20)+([.I52]))/3)" office:value-type="float" office:value="44.4699121900826" calcext:value-type="float">
            <text:p>44.47</text:p>
          </table:table-cell>
          <table:table-cell table:style-name="ce15" table:formula="of:=((([.I52]*[.I52])/20)+([.I52]))" office:value-type="float" office:value="133.409736570248" calcext:value-type="float">
            <text:p>133.41</text:p>
          </table:table-cell>
          <table:table-cell table:style-name="ce15" table:formula="of:=((MIN([.I48:.I52])*([.C52]-[.C47])*1760)/(24*60*60*5*2))" office:value-type="float" office:value="17.03125" calcext:value-type="float">
            <text:p>17.03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table:formula="of:=([.D53] - [.C53])" office:value-type="float" office:value="9" calcext:value-type="float">
            <text:p>9</text:p>
          </table:table-cell>
          <table:table-cell table:style-name="ce15" table:formula="of:=([.E53]/5)" office:value-type="float" office:value="1.8" calcext:value-type="float">
            <text:p>1.8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3]-1)/5)" office:value-type="float" office:value="31.9602272727273" calcext:value-type="float">
            <text:p>31.96</text:p>
          </table:table-cell>
          <table:table-cell table:style-name="ce25" table:formula="of:=([.$F$5]*3600/1760)/[.F53]" office:value-type="float" office:value="28.4090909090909" calcext:value-type="float">
            <text:p>28.41</text:p>
          </table:table-cell>
          <table:table-cell table:style-name="ce25" table:formula="of:=([.$F$5]*3600/1760)/(([.E53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3]-[.C47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3]*([.$C53]-[.$C48])*1760)/(24*60*60*2))" office:value-type="float" office:value="110.677083333333" calcext:value-type="float">
            <text:p>110.68</text:p>
          </table:table-cell>
          <table:table-cell table:style-name="ce15" table:formula="of:=(([.I53]*([.$C53]-[.$C48])*1760)/(24*60*60*2))" office:value-type="float" office:value="98.3796296296296" calcext:value-type="float">
            <text:p>98.38</text:p>
          </table:table-cell>
          <table:table-cell table:style-name="ce15" table:formula="of:=(([.J53]*([.$C53]-[.$C48])*1760)/(24*60*60*2))" office:value-type="float" office:value="88.5416666666667" calcext:value-type="float">
            <text:p>88.54</text:p>
          </table:table-cell>
          <table:table-cell table:style-name="ce15" table:formula="of:=(((([.I53]*[.I53])/20)+([.I53]))/3)" office:value-type="float" office:value="22.9209710743802" calcext:value-type="float">
            <text:p>22.92</text:p>
          </table:table-cell>
          <table:table-cell table:style-name="ce15" table:formula="of:=((([.I53]*[.I53])/20)+([.I53]))" office:value-type="float" office:value="68.7629132231405" calcext:value-type="float">
            <text:p>68.76</text:p>
          </table:table-cell>
          <table:table-cell table:style-name="ce15" table:formula="of:=((MIN([.I49:.I53])*([.C53]-[.C48])*1760)/(24*60*60*5*2))" office:value-type="float" office:value="17.7083333333333" calcext:value-type="float">
            <text:p>17.7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table:formula="of:=([.D54] - [.C54])" office:value-type="float" office:value="10" calcext:value-type="float">
            <text:p>10</text:p>
          </table:table-cell>
          <table:table-cell table:style-name="ce15" table:formula="of:=([.E54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4]-1)/5)" office:value-type="float" office:value="28.4090909090909" calcext:value-type="float">
            <text:p>28.41</text:p>
          </table:table-cell>
          <table:table-cell table:style-name="ce25" table:formula="of:=([.$F$5]*3600/1760)/[.F54]" office:value-type="float" office:value="25.5681818181818" calcext:value-type="float">
            <text:p>25.57</text:p>
          </table:table-cell>
          <table:table-cell table:style-name="ce25" table:formula="of:=([.$F$5]*3600/1760)/(([.E54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4]-[.C48]))" office:value-type="float" office:value="257.879656160458" calcext:value-type="float">
            <text:p>257.88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4]*([.$C54]-[.$C49])*1760)/(24*60*60*2))" office:value-type="float" office:value="98.6689814814815" calcext:value-type="float">
            <text:p>98.67</text:p>
          </table:table-cell>
          <table:table-cell table:style-name="ce15" table:formula="of:=(([.I54]*([.$C54]-[.$C49])*1760)/(24*60*60*2))" office:value-type="float" office:value="88.8020833333333" calcext:value-type="float">
            <text:p>88.80</text:p>
          </table:table-cell>
          <table:table-cell table:style-name="ce15" table:formula="of:=(([.J54]*([.$C54]-[.$C49])*1760)/(24*60*60*2))" office:value-type="float" office:value="80.7291666666667" calcext:value-type="float">
            <text:p>80.73</text:p>
          </table:table-cell>
          <table:table-cell table:style-name="ce15" table:formula="of:=(((([.I54]*[.I54])/20)+([.I54]))/3)" office:value-type="float" office:value="19.4182592975207" calcext:value-type="float">
            <text:p>19.42</text:p>
          </table:table-cell>
          <table:table-cell table:style-name="ce15" table:formula="of:=((([.I54]*[.I54])/20)+([.I54]))" office:value-type="float" office:value="58.254777892562" calcext:value-type="float">
            <text:p>58.25</text:p>
          </table:table-cell>
          <table:table-cell table:style-name="ce15" table:formula="of:=((MIN([.I32:.I54])*([.C54]-[.C31])*1760)/(24*60*60*5*2))" office:value-type="float" office:value="64.9621212121212" calcext:value-type="float">
            <text:p>64.96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table:formula="of:=([.D55] - [.C55])" office:value-type="float" office:value="9" calcext:value-type="float">
            <text:p>9</text:p>
          </table:table-cell>
          <table:table-cell table:style-name="ce15" table:formula="of:=([.E55]/5)" office:value-type="float" office:value="1.8" calcext:value-type="float">
            <text:p>1.8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5]-1)/5)" office:value-type="float" office:value="31.9602272727273" calcext:value-type="float">
            <text:p>31.96</text:p>
          </table:table-cell>
          <table:table-cell table:style-name="ce25" table:formula="of:=([.$F$5]*3600/1760)/[.F55]" office:value-type="float" office:value="28.4090909090909" calcext:value-type="float">
            <text:p>28.41</text:p>
          </table:table-cell>
          <table:table-cell table:style-name="ce25" table:formula="of:=([.$F$5]*3600/1760)/(([.E55]+1)/5)" office:value-type="float" office:value="25.5681818181818" calcext:value-type="float">
            <text:p>25.57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5]-[.C49]))" office:value-type="float" office:value="253.521126760563" calcext:value-type="float">
            <text:p>253.52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5]*([.$C55]-[.$C50])*1760)/(24*60*60*2))" office:value-type="float" office:value="60.2213541666667" calcext:value-type="float">
            <text:p>60.22</text:p>
          </table:table-cell>
          <table:table-cell table:style-name="ce15" table:formula="of:=(([.I55]*([.$C55]-[.$C50])*1760)/(24*60*60*2))" office:value-type="float" office:value="53.5300925925926" calcext:value-type="float">
            <text:p>53.53</text:p>
          </table:table-cell>
          <table:table-cell table:style-name="ce15" table:formula="of:=(([.J55]*([.$C55]-[.$C50])*1760)/(24*60*60*2))" office:value-type="float" office:value="48.1770833333333" calcext:value-type="float">
            <text:p>48.18</text:p>
          </table:table-cell>
          <table:table-cell table:style-name="ce15" table:formula="of:=(((([.I55]*[.I55])/20)+([.I55]))/3)" office:value-type="float" office:value="22.9209710743802" calcext:value-type="float">
            <text:p>22.92</text:p>
          </table:table-cell>
          <table:table-cell table:style-name="ce15" table:formula="of:=((([.I55]*[.I55])/20)+([.I55]))" office:value-type="float" office:value="68.7629132231405" calcext:value-type="float">
            <text:p>68.76</text:p>
          </table:table-cell>
          <table:table-cell table:style-name="ce15" table:formula="of:=((MIN([.I33:.I55])*([.C55]-[.C32])*1760)/(24*60*60*5*2))" office:value-type="float" office:value="65.0094696969697" calcext:value-type="float">
            <text:p>65.01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2938" calcext:value-type="float">
            <text:p>2938</text:p>
          </table:table-cell>
          <table:table-cell table:style-name="ce4" table:formula="of:=([.D56] - [.C56])" office:value-type="float" office:value="10" calcext:value-type="float">
            <text:p>10</text:p>
          </table:table-cell>
          <table:table-cell table:style-name="ce15" table:formula="of:=([.E56]/5)" office:value-type="float" office:value="2" calcext:value-type="float">
            <text:p>2.0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6]-1)/5)" office:value-type="float" office:value="28.4090909090909" calcext:value-type="float">
            <text:p>28.41</text:p>
          </table:table-cell>
          <table:table-cell table:style-name="ce25" table:formula="of:=([.$F$5]*3600/1760)/[.F56]" office:value-type="float" office:value="25.5681818181818" calcext:value-type="float">
            <text:p>25.57</text:p>
          </table:table-cell>
          <table:table-cell table:style-name="ce25" table:formula="of:=([.$F$5]*3600/1760)/(([.E56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6]-[.C50]))" office:value-type="float" office:value="445.544554455446" calcext:value-type="float">
            <text:p>445.54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6]*([.$C56]-[.$C51])*1760)/(24*60*60*2))" office:value-type="float" office:value="32.6967592592593" calcext:value-type="float">
            <text:p>32.70</text:p>
          </table:table-cell>
          <table:table-cell table:style-name="ce15" table:formula="of:=(([.I56]*([.$C56]-[.$C51])*1760)/(24*60*60*2))" office:value-type="float" office:value="29.4270833333333" calcext:value-type="float">
            <text:p>29.43</text:p>
          </table:table-cell>
          <table:table-cell table:style-name="ce15" table:formula="of:=(([.J56]*([.$C56]-[.$C51])*1760)/(24*60*60*2))" office:value-type="float" office:value="26.7518939393939" calcext:value-type="float">
            <text:p>26.75</text:p>
          </table:table-cell>
          <table:table-cell table:style-name="ce15" table:formula="of:=(((([.I56]*[.I56])/20)+([.I56]))/3)" office:value-type="float" office:value="19.4182592975207" calcext:value-type="float">
            <text:p>19.42</text:p>
          </table:table-cell>
          <table:table-cell table:style-name="ce15" table:formula="of:=((([.I56]*[.I56])/20)+([.I56]))" office:value-type="float" office:value="58.254777892562" calcext:value-type="float">
            <text:p>58.25</text:p>
          </table:table-cell>
          <table:table-cell table:style-name="ce15" table:formula="of:=((MIN([.I34:.I56])*([.C56]-[.C33])*1760)/(24*60*60*5*2))" office:value-type="float" office:value="64.4412878787879" calcext:value-type="float">
            <text:p>64.44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7] - [.C57])" office:value-type="float" office:value="13" calcext:value-type="float">
            <text:p>13</text:p>
          </table:table-cell>
          <table:table-cell table:style-name="ce15" table:formula="of:=([.E57]/5)" office:value-type="float" office:value="2.6" calcext:value-type="float">
            <text:p>2.60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([.$F$5]*3600/1760)/(([.E57]-1)/5)" office:value-type="float" office:value="21.3068181818182" calcext:value-type="float">
            <text:p>21.31</text:p>
          </table:table-cell>
          <table:table-cell table:style-name="ce25" table:formula="of:=([.$F$5]*3600/1760)/[.F57]" office:value-type="float" office:value="19.6678321678322" calcext:value-type="float">
            <text:p>19.67</text:p>
          </table:table-cell>
          <table:table-cell table:style-name="ce25" table:formula="of:=([.$F$5]*3600/1760)/(([.E57]+1)/5)" office:value-type="float" office:value="18.262987012987" calcext:value-type="float">
            <text:p>18.26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7]-[.C51]))" office:value-type="float" office:value="661.764705882353" calcext:value-type="float">
            <text:p>661.76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7]*([.$C57]-[.$C52])*1760)/(24*60*60*2))" office:value-type="float" office:value="19.7482638888889" calcext:value-type="float">
            <text:p>19.75</text:p>
          </table:table-cell>
          <table:table-cell table:style-name="ce15" table:formula="of:=(([.I57]*([.$C57]-[.$C52])*1760)/(24*60*60*2))" office:value-type="float" office:value="18.2291666666667" calcext:value-type="float">
            <text:p>18.23</text:p>
          </table:table-cell>
          <table:table-cell table:style-name="ce15" table:formula="of:=(([.J57]*([.$C57]-[.$C52])*1760)/(24*60*60*2))" office:value-type="float" office:value="16.9270833333333" calcext:value-type="float">
            <text:p>16.93</text:p>
          </table:table-cell>
          <table:table-cell table:style-name="ce15" table:formula="of:=(((([.I57]*[.I57])/20)+([.I57]))/3)" office:value-type="float" office:value="13.0030044256443" calcext:value-type="float">
            <text:p>13.00</text:p>
          </table:table-cell>
          <table:table-cell table:style-name="ce15" table:formula="of:=((([.I57]*[.I57])/20)+([.I57]))" office:value-type="float" office:value="39.0090132769329" calcext:value-type="float">
            <text:p>39.01</text:p>
          </table:table-cell>
          <table:table-cell table:style-name="ce15" table:formula="of:=((MIN([.I35:.I57])*([.C57]-[.C34])*1760)/(24*60*60*5*2))" office:value-type="float" office:value="51.8830128205128" calcext:value-type="float">
            <text:p>51.8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table:formula="of:=([.D58] - [.C58])" office:value-type="float" office:value="10" calcext:value-type="float">
            <text:p>10</text:p>
          </table:table-cell>
          <table:table-cell table:style-name="ce15" table:formula="of:=([.E58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8]-1)/5)" office:value-type="float" office:value="28.4090909090909" calcext:value-type="float">
            <text:p>28.41</text:p>
          </table:table-cell>
          <table:table-cell table:style-name="ce25" table:formula="of:=([.$F$5]*3600/1760)/[.F58]" office:value-type="float" office:value="25.5681818181818" calcext:value-type="float">
            <text:p>25.57</text:p>
          </table:table-cell>
          <table:table-cell table:style-name="ce25" table:formula="of:=([.$F$5]*3600/1760)/(([.E58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8]-[.C52]))" office:value-type="float" office:value="957.446808510638" calcext:value-type="float">
            <text:p>957.45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8]*([.$C58]-[.$C53])*1760)/(24*60*60*2))" office:value-type="float" office:value="19.0972222222222" calcext:value-type="float">
            <text:p>19.10</text:p>
          </table:table-cell>
          <table:table-cell table:style-name="ce15" table:formula="of:=(([.I58]*([.$C58]-[.$C53])*1760)/(24*60*60*2))" office:value-type="float" office:value="17.1875" calcext:value-type="float">
            <text:p>17.19</text:p>
          </table:table-cell>
          <table:table-cell table:style-name="ce15" table:formula="of:=(([.J58]*([.$C58]-[.$C53])*1760)/(24*60*60*2))" office:value-type="float" office:value="15.625" calcext:value-type="float">
            <text:p>15.63</text:p>
          </table:table-cell>
          <table:table-cell table:style-name="ce15" table:formula="of:=(((([.I58]*[.I58])/20)+([.I58]))/3)" office:value-type="float" office:value="19.4182592975207" calcext:value-type="float">
            <text:p>19.42</text:p>
          </table:table-cell>
          <table:table-cell table:style-name="ce15" table:formula="of:=((([.I58]*[.I58])/20)+([.I58]))" office:value-type="float" office:value="58.254777892562" calcext:value-type="float">
            <text:p>58.25</text:p>
          </table:table-cell>
          <table:table-cell table:style-name="ce15" table:formula="of:=((MIN([.I36:.I58])*([.C58]-[.C35])*1760)/(24*60*60*5*2))" office:value-type="float" office:value="47.4759615384615" calcext:value-type="float">
            <text:p>47.4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table:formula="of:=([.D59] - [.C59])" office:value-type="float" office:value="10" calcext:value-type="float">
            <text:p>10</text:p>
          </table:table-cell>
          <table:table-cell table:style-name="ce15" table:formula="of:=([.E59]/5)" office:value-type="float" office:value="2" calcext:value-type="float">
            <text:p>2.00</text:p>
          </table:table-cell>
          <table:table-cell table:style-name="ce4" office:value-type="float" office:value="0" calcext:value-type="float">
            <text:p>0</text:p>
          </table:table-cell>
          <table:table-cell table:style-name="ce25" table:formula="of:=([.$F$5]*3600/1760)/(([.E59]-1)/5)" office:value-type="float" office:value="28.4090909090909" calcext:value-type="float">
            <text:p>28.41</text:p>
          </table:table-cell>
          <table:table-cell table:style-name="ce25" table:formula="of:=([.$F$5]*3600/1760)/[.F59]" office:value-type="float" office:value="25.5681818181818" calcext:value-type="float">
            <text:p>25.57</text:p>
          </table:table-cell>
          <table:table-cell table:style-name="ce25" table:formula="of:=([.$F$5]*3600/1760)/(([.E59]+1)/5)" office:value-type="float" office:value="23.2438016528926" calcext:value-type="float">
            <text:p>23.24</text:p>
          </table:table-cell>
          <table:table-cell table:style-name="ce15" table:formula="of:=AVERAGE([.$I$10:.$I$60])" office:value-type="float" office:value="29.1689287762149" calcext:value-type="float">
            <text:p>29.17</text:p>
          </table:table-cell>
          <table:table-cell table:style-name="ce31" table:formula="of:=(5*5*60*60)/(([.C59]-[.C53]))" office:value-type="float" office:value="1184.21052631579" calcext:value-type="float">
            <text:p>1184.21</text:p>
          </table:table-cell>
          <table:table-cell table:style-name="ce15" table:formula="of:=COUNT([.$K$10:.$K$60])*(6)" office:value-type="float" office:value="306" calcext:value-type="float">
            <text:p>306.00</text:p>
          </table:table-cell>
          <table:table-cell table:style-name="ce15" table:formula="of:=(([.H59]*([.$C59]-[.$C54])*1760)/(24*60*60*2))" office:value-type="float" office:value="19.3865740740741" calcext:value-type="float">
            <text:p>19.39</text:p>
          </table:table-cell>
          <table:table-cell table:style-name="ce15" table:formula="of:=(([.I59]*([.$C59]-[.$C54])*1760)/(24*60*60*2))" office:value-type="float" office:value="17.4479166666667" calcext:value-type="float">
            <text:p>17.45</text:p>
          </table:table-cell>
          <table:table-cell table:style-name="ce15" table:formula="of:=(([.J59]*([.$C59]-[.$C54])*1760)/(24*60*60*2))" office:value-type="float" office:value="15.8617424242424" calcext:value-type="float">
            <text:p>15.86</text:p>
          </table:table-cell>
          <table:table-cell table:style-name="ce15" table:formula="of:=(((([.I59]*[.I59])/20)+([.I59]))/3)" office:value-type="float" office:value="19.4182592975207" calcext:value-type="float">
            <text:p>19.42</text:p>
          </table:table-cell>
          <table:table-cell table:style-name="ce15" table:formula="of:=((([.I59]*[.I59])/20)+([.I59]))" office:value-type="float" office:value="58.254777892562" calcext:value-type="float">
            <text:p>58.25</text:p>
          </table:table-cell>
          <table:table-cell table:style-name="ce15" table:formula="of:=((MIN([.I37:.I59])*([.C59]-[.C36])*1760)/(24*60*60*5*2))" office:value-type="float" office:value="47.676282051282" calcext:value-type="float">
            <text:p>47.68</text:p>
          </table:table-cell>
          <table:table-cell table:style-name="ce15" table:formula="of:=COUNT([.$K$10:.$K$60])*(6 * 2)" office:value-type="float" office:value="612" calcext:value-type="float">
            <text:p>612.00</text:p>
          </table:table-cell>
          <table:table-cell table:style-name="ce4"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table:style-name="ce5" office:value-type="float" office:value="3020" calcext:value-type="float">
            <text:p>3020</text:p>
          </table:table-cell>
          <table:table-cell table:style-name="ce5" office:value-type="float" office:value="3028" calcext:value-type="float">
            <text:p>3028</text:p>
          </table:table-cell>
          <table:table-cell table:style-name="ce5" table:formula="of:=([.D60] - [.C60])" office:value-type="float" office:value="8" calcext:value-type="float">
            <text:p>8</text:p>
          </table:table-cell>
          <table:table-cell table:style-name="ce16" table:formula="of:=([.E60]/5)" office:value-type="float" office:value="1.6" calcext:value-type="float">
            <text:p>1.60</text:p>
          </table:table-cell>
          <table:table-cell table:style-name="ce5" office:value-type="float" office:value="1" calcext:value-type="float">
            <text:p>1</text:p>
          </table:table-cell>
          <table:table-cell table:style-name="ce26" table:formula="of:=([.$F$5]*3600/1760)/(([.E60]-1)/5)" office:value-type="float" office:value="36.525974025974" calcext:value-type="float">
            <text:p>36.53</text:p>
          </table:table-cell>
          <table:table-cell table:style-name="ce26" table:formula="of:=([.$F$5]*3600/1760)/[.F60]" office:value-type="float" office:value="31.9602272727273" calcext:value-type="float">
            <text:p>31.96</text:p>
          </table:table-cell>
          <table:table-cell table:style-name="ce26" table:formula="of:=([.$F$5]*3600/1760)/(([.E60]+1)/5)" office:value-type="float" office:value="28.4090909090909" calcext:value-type="float">
            <text:p>28.41</text:p>
          </table:table-cell>
          <table:table-cell table:style-name="ce16" table:formula="of:=AVERAGE([.$I$10:.$I$60])" office:value-type="float" office:value="29.1689287762149" calcext:value-type="float">
            <text:p>29.17</text:p>
          </table:table-cell>
          <table:table-cell table:style-name="ce32" table:formula="of:=(5*5*60*60)/(([.C60]-[.C54]))" office:value-type="float" office:value="731.707317073171" calcext:value-type="float">
            <text:p>731.71</text:p>
          </table:table-cell>
          <table:table-cell table:style-name="ce16" table:formula="of:=COUNT([.$K$10:.$K$60])*(6)" office:value-type="float" office:value="306" calcext:value-type="float">
            <text:p>306.00</text:p>
          </table:table-cell>
          <table:table-cell table:style-name="ce16" table:formula="of:=(([.H60]*([.$C60]-[.$C55])*1760)/(24*60*60*2))" office:value-type="float" office:value="40.5505952380952" calcext:value-type="float">
            <text:p>40.55</text:p>
          </table:table-cell>
          <table:table-cell table:style-name="ce16" table:formula="of:=(([.I60]*([.$C60]-[.$C55])*1760)/(24*60*60*2))" office:value-type="float" office:value="35.4817708333333" calcext:value-type="float">
            <text:p>35.48</text:p>
          </table:table-cell>
          <table:table-cell table:style-name="ce16" table:formula="of:=(([.J60]*([.$C60]-[.$C55])*1760)/(24*60*60*2))" office:value-type="float" office:value="31.5393518518519" calcext:value-type="float">
            <text:p>31.54</text:p>
          </table:table-cell>
          <table:table-cell table:style-name="ce16" table:formula="of:=(((([.I60]*[.I60])/20)+([.I60]))/3)" office:value-type="float" office:value="27.6776778796488" calcext:value-type="float">
            <text:p>27.68</text:p>
          </table:table-cell>
          <table:table-cell table:style-name="ce16" table:formula="of:=((([.I60]*[.I60])/20)+([.I60]))" office:value-type="float" office:value="83.0330336389463" calcext:value-type="float">
            <text:p>83.03</text:p>
          </table:table-cell>
          <table:table-cell table:style-name="ce16" table:formula="of:=((MIN([.I38:.I60])*([.C60]-[.C37])*1760)/(24*60*60*5*2))" office:value-type="float" office:value="49.7596153846154" calcext:value-type="float">
            <text:p>49.76</text:p>
          </table:table-cell>
          <table:table-cell table:style-name="ce16" table:formula="of:=COUNT([.$K$10:.$K$60])*(6 * 2)" office:value-type="float" office:value="612" calcext:value-type="float">
            <text:p>612.00</text:p>
          </table:table-cell>
          <table:table-cell table:style-name="ce5"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Sample - 10 minutes</text:p>
          </table:table-cell>
          <table:table-cell table:style-name="ce27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into town R to L</text:p>
          </table:table-cell>
          <table:table-cell table:style-name="ce2" table:formula="of:=SUM([.G10:.G60])" office:value-type="float" office:value="22" calcext:value-type="float">
            <text:p>22</text:p>
          </table:table-cell>
          <table:table-cell table:style-name="ce28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out of town L to R</text:p>
          </table:table-cell>
          <table:table-cell table:style-name="ce2" table:formula="of:=((COUNT([.G10:.G60])-[.G62]))" office:value-type="float" office:value="29" calcext:value-type="float">
            <text:p>29</text:p>
          </table:table-cell>
          <table:table-cell table:style-name="ce28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8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33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8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8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8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Manual Count &amp; Calibration" table:style-name="ta1">
        <table:shapes>
          <draw:frame draw:z-index="0" draw:style-name="gr1" draw:text-style-name="P1" svg:width="345.3mm" svg:height="190.25mm" svg:x="30.67mm" svg:y="149mm">
            <loext:p draw:notify-on-update-of-ranges="'Manual Count &amp; Calibration'.E10:'Manual Count &amp; Calibration'.E10 'Manual Count &amp; Calibration'.E11:'Manual Count &amp; Calibration'.E33 'Manual Count &amp; Calibration'.F10:'Manual Count &amp; Calibration'.F10 'Manual Count &amp; Calibration'.F11:'Manual Count &amp; Calibration'.F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345.3mm" svg:height="190.25mm" svg:x="42.54mm" svg:y="456.98mm">
            <loext:p draw:notify-on-update-of-ranges="'Manual Count &amp; Calibration'.E87:'Manual Count &amp; Calibration'.E87 'Manual Count &amp; Calibration'.E88:'Manual Count &amp; Calibration'.E99 'Manual Count &amp; Calibration'.F87:'Manual Count &amp; Calibration'.F87 'Manual Count &amp; Calibration'.F88:'Manual Count &amp; Calibration'.F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riggered Vehicle image storage Manual Calibration Tests 11-2013</text:p>
          </table:table-cell>
          <table:table-cell table:number-columns-repeated="4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Calibration</text:p>
          </table:table-cell>
          <table:table-cell table:style-name="ce12" table:formula="of:=AVERAGE([.$G$11:.$G$33])" office:value-type="float" office:value="4.31068906938472" calcext:value-type="float">
            <text:p>4.31</text:p>
          </table:table-cell>
          <table:table-cell table:style-name="ce12" table:formula="of:=100*(STDEV([.$G$11:.$G$33])/[.F2])" office:value-type="float" office:value="29.057470381798" calcext:value-type="float">
            <text:p>29.0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Calibration</text:p>
          </table:table-cell>
          <table:table-cell table:style-name="ce34" office:value-type="date" office:date-value="2013-11-01" calcext:value-type="date">
            <text:p>2013-11-01</text:p>
          </table:table-cell>
          <table:table-cell/>
          <table:table-cell table:style-name="ce37" office:value-type="string" calcext:value-type="string">
            <text:p>Maximum Calibration</text:p>
          </table:table-cell>
          <table:table-cell table:style-name="ce12" table:formula="of:=MAX([.$G$11:.$G$33])" office:value-type="float" office:value="6.66666666666667" calcext:value-type="float">
            <text:p>6.67</text:p>
          </table:table-cell>
          <table:table-cell table:style-name="ce39"/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Minimum Calibration</text:p>
          </table:table-cell>
          <table:table-cell table:style-name="ce12" table:formula="of:=MIN([.$G$11:.$G$33])" office:value-type="float" office:value="1.91666666666667" calcext:value-type="float">
            <text:p>1.92</text:p>
          </table:table-cell>
          <table:table-cell table:style-name="ce39"/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Vehicles Per Hour (Manual)</text:p>
          </table:table-cell>
          <table:table-cell table:style-name="ce12" table:formula="of:=AVERAGE([.$E$11:.$E$33])" office:value-type="float" office:value="403.826086956522" calcext:value-type="float">
            <text:p>403.83</text:p>
          </table:table-cell>
          <table:table-cell table:style-name="ce12" table:formula="of:=100*(STDEV([.$E$11:.$E$33])/[.F5])" office:value-type="float" office:value="22.6770703579277" calcext:value-type="float">
            <text:p>22.68</text:p>
          </table:table-cell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Vehicles Per Hour (Triggered)</text:p>
          </table:table-cell>
          <table:table-cell table:style-name="ce12" table:formula="of:=AVERAGE([.$F$11:.$F$33])" office:value-type="float" office:value="99.1304347826087" calcext:value-type="float">
            <text:p>99.13</text:p>
          </table:table-cell>
          <table:table-cell table:style-name="ce12" table:formula="of:=100*(STDEV([.$F$11:.$F$33])/[.F6])" office:value-type="float" office:value="27.8486574358098" calcext:value-type="float">
            <text:p>27.85</text:p>
          </table:table-cell>
          <table:table-cell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5"/>
          <table:table-cell table:number-columns-repeated="2"/>
          <table:table-cell table:style-name="ce35" table:formula="of:=SUM([.E9]*2)" office:value-type="float" office:value="0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6" office:value-type="string" calcext:value-type="string">
            <text:p>Manual Count (5 mins Sample)</text:p>
          </table:table-cell>
          <table:table-cell table:style-name="ce20" office:value-type="string" calcext:value-type="string">
            <text:p>Measured with Trigger (5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6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style-name="ce35" office:value-type="float" office:value="13" calcext:value-type="float">
            <text:p>13</text:p>
          </table:table-cell>
          <table:table-cell table:style-name="ce38" table:formula="of:=([.C11]*12)" office:value-type="float" office:value="348" calcext:value-type="float">
            <text:p>348.0</text:p>
          </table:table-cell>
          <table:table-cell table:style-name="ce38" table:formula="of:=([.D11]*12)" office:value-type="float" office:value="156" calcext:value-type="float">
            <text:p>156.0</text:p>
          </table:table-cell>
          <table:table-cell table:style-name="ce8" table:formula="of:=[.E11]/[.F11]" office:value-type="float" office:value="2.230769230769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5" office:value-type="float" office:value="8" calcext:value-type="float">
            <text:p>8</text:p>
          </table:table-cell>
          <table:table-cell table:style-name="ce38" table:formula="of:=([.C12]*12)" office:value-type="float" office:value="276" calcext:value-type="float">
            <text:p>276.0</text:p>
          </table:table-cell>
          <table:table-cell table:style-name="ce38" table:formula="of:=([.D12]*12)" office:value-type="float" office:value="96" calcext:value-type="float">
            <text:p>96.0</text:p>
          </table:table-cell>
          <table:table-cell table:style-name="ce8" table:formula="of:=[.E12]/[.F12]" office:value-type="float" office:value="2.875" calcext:value-type="float">
            <text:p>2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8" table:formula="of:=([.C13]*12)" office:value-type="float" office:value="480" calcext:value-type="float">
            <text:p>480.0</text:p>
          </table:table-cell>
          <table:table-cell table:style-name="ce38" table:formula="of:=([.D13]*12)" office:value-type="float" office:value="120" calcext:value-type="float">
            <text:p>120.0</text:p>
          </table:table-cell>
          <table:table-cell table:style-name="ce8" table:formula="of:=[.E13]/[.F13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style-name="ce35" office:value-type="float" office:value="12" calcext:value-type="float">
            <text:p>12</text:p>
          </table:table-cell>
          <table:table-cell table:style-name="ce38" table:formula="of:=([.C14]*12)" office:value-type="float" office:value="276" calcext:value-type="float">
            <text:p>276.0</text:p>
          </table:table-cell>
          <table:table-cell table:style-name="ce38" table:formula="of:=([.D14]*12)" office:value-type="float" office:value="144" calcext:value-type="float">
            <text:p>144.0</text:p>
          </table:table-cell>
          <table:table-cell table:style-name="ce8" table:formula="of:=[.E14]/[.F14]" office:value-type="float" office:value="1.91666666666667" calcext:value-type="float">
            <text:p>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35" office:value-type="float" office:value="11" calcext:value-type="float">
            <text:p>11</text:p>
          </table:table-cell>
          <table:table-cell table:style-name="ce38" table:formula="of:=([.C15]*12)" office:value-type="float" office:value="480" calcext:value-type="float">
            <text:p>480.0</text:p>
          </table:table-cell>
          <table:table-cell table:style-name="ce38" table:formula="of:=([.D15]*12)" office:value-type="float" office:value="132" calcext:value-type="float">
            <text:p>132.0</text:p>
          </table:table-cell>
          <table:table-cell table:style-name="ce8" table:formula="of:=[.E15]/[.F15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35" office:value-type="float" office:value="8" calcext:value-type="float">
            <text:p>8</text:p>
          </table:table-cell>
          <table:table-cell table:style-name="ce38" table:formula="of:=([.C16]*12)" office:value-type="float" office:value="288" calcext:value-type="float">
            <text:p>288.0</text:p>
          </table:table-cell>
          <table:table-cell table:style-name="ce38" table:formula="of:=([.D16]*12)" office:value-type="float" office:value="96" calcext:value-type="float">
            <text:p>96.0</text:p>
          </table:table-cell>
          <table:table-cell table:style-name="ce8" table:formula="of:=[.E16]/[.F16]"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style-name="ce35" office:value-type="float" office:value="9" calcext:value-type="float">
            <text:p>9</text:p>
          </table:table-cell>
          <table:table-cell table:style-name="ce38" table:formula="of:=([.C17]*12)" office:value-type="float" office:value="408" calcext:value-type="float">
            <text:p>408.0</text:p>
          </table:table-cell>
          <table:table-cell table:style-name="ce38" table:formula="of:=([.D17]*12)" office:value-type="float" office:value="108" calcext:value-type="float">
            <text:p>108.0</text:p>
          </table:table-cell>
          <table:table-cell table:style-name="ce8" table:formula="of:=[.E17]/[.F17]" office:value-type="float" office:value="3.77777777777778" calcext:value-type="float">
            <text:p>3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style-name="ce35" office:value-type="float" office:value="11" calcext:value-type="float">
            <text:p>11</text:p>
          </table:table-cell>
          <table:table-cell table:style-name="ce38" table:formula="of:=([.C18]*12)" office:value-type="float" office:value="576" calcext:value-type="float">
            <text:p>576.0</text:p>
          </table:table-cell>
          <table:table-cell table:style-name="ce38" table:formula="of:=([.D18]*12)" office:value-type="float" office:value="132" calcext:value-type="float">
            <text:p>132.0</text:p>
          </table:table-cell>
          <table:table-cell table:style-name="ce8" table:formula="of:=[.E18]/[.F18]" office:value-type="float" office:value="4.36363636363636" calcext:value-type="float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style-name="ce35" office:value-type="float" office:value="12" calcext:value-type="float">
            <text:p>12</text:p>
          </table:table-cell>
          <table:table-cell table:style-name="ce38" table:formula="of:=([.C19]*12)" office:value-type="float" office:value="516" calcext:value-type="float">
            <text:p>516.0</text:p>
          </table:table-cell>
          <table:table-cell table:style-name="ce38" table:formula="of:=([.D19]*12)" office:value-type="float" office:value="144" calcext:value-type="float">
            <text:p>144.0</text:p>
          </table:table-cell>
          <table:table-cell table:style-name="ce8" table:formula="of:=[.E19]/[.F19]" office:value-type="float" office:value="3.58333333333333" calcext:value-type="float">
            <text:p>3.58</text:p>
          </table:table-cell>
          <table:table-cell/>
        </table:table-row>
        <table:table-row table:style-name="ro1">
          <table:table-cell/>
          <table:table-cell table:style-name="ce18"/>
          <table:table-cell table:style-name="ce35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style-name="ce38" table:formula="of:=([.C20]*12)" office:value-type="float" office:value="384" calcext:value-type="float">
            <text:p>384.0</text:p>
          </table:table-cell>
          <table:table-cell table:style-name="ce38" table:formula="of:=([.D20]*12)" office:value-type="float" office:value="84" calcext:value-type="float">
            <text:p>84.0</text:p>
          </table:table-cell>
          <table:table-cell table:style-name="ce8" table:formula="of:=[.E20]/[.F20]" office:value-type="float" office:value="4.57142857142857" calcext:value-type="float">
            <text:p>4.57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style-name="ce38" table:formula="of:=([.C21]*12)" office:value-type="float" office:value="444" calcext:value-type="float">
            <text:p>444.0</text:p>
          </table:table-cell>
          <table:table-cell table:style-name="ce38" table:formula="of:=([.D21]*12)" office:value-type="float" office:value="108" calcext:value-type="float">
            <text:p>108.0</text:p>
          </table:table-cell>
          <table:table-cell table:style-name="ce8" table:formula="of:=[.E21]/[.F21]" office:value-type="float" office:value="4.11111111111111" calcext:value-type="float">
            <text:p>4.11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38" table:formula="of:=([.C22]*12)" office:value-type="float" office:value="480" calcext:value-type="float">
            <text:p>480.0</text:p>
          </table:table-cell>
          <table:table-cell table:style-name="ce38" table:formula="of:=([.D22]*12)" office:value-type="float" office:value="72" calcext:value-type="float">
            <text:p>72.0</text:p>
          </table:table-cell>
          <table:table-cell table:style-name="ce8" table:formula="of:=[.E22]/[.F22]" office:value-type="float" office:value="6.66666666666667" calcext:value-type="float">
            <text:p>6.67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38" table:formula="of:=([.C23]*12)" office:value-type="float" office:value="504" calcext:value-type="float">
            <text:p>504.0</text:p>
          </table:table-cell>
          <table:table-cell table:style-name="ce38" table:formula="of:=([.D23]*12)" office:value-type="float" office:value="84" calcext:value-type="float">
            <text:p>84.0</text:p>
          </table:table-cell>
          <table:table-cell table:style-name="ce8" table:formula="of:=[.E23]/[.F23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8" table:formula="of:=([.C24]*12)" office:value-type="float" office:value="360" calcext:value-type="float">
            <text:p>360.0</text:p>
          </table:table-cell>
          <table:table-cell table:style-name="ce38" table:formula="of:=([.D24]*12)" office:value-type="float" office:value="60" calcext:value-type="float">
            <text:p>60.0</text:p>
          </table:table-cell>
          <table:table-cell table:style-name="ce8" table:formula="of:=[.E24]/[.F2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ce38" table:formula="of:=([.C25]*12)" office:value-type="float" office:value="396" calcext:value-type="float">
            <text:p>396.0</text:p>
          </table:table-cell>
          <table:table-cell table:style-name="ce38" table:formula="of:=([.D25]*12)" office:value-type="float" office:value="84" calcext:value-type="float">
            <text:p>84.0</text:p>
          </table:table-cell>
          <table:table-cell table:style-name="ce8" table:formula="of:=[.E25]/[.F25]" office:value-type="float" office:value="4.71428571428571" calcext:value-type="float">
            <text:p>4.71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style-name="ce38" table:formula="of:=([.C26]*12)" office:value-type="float" office:value="456" calcext:value-type="float">
            <text:p>456.0</text:p>
          </table:table-cell>
          <table:table-cell table:style-name="ce38" table:formula="of:=([.D26]*12)" office:value-type="float" office:value="84" calcext:value-type="float">
            <text:p>84.0</text:p>
          </table:table-cell>
          <table:table-cell table:style-name="ce8" table:formula="of:=[.E26]/[.F26]" office:value-type="float" office:value="5.42857142857143" calcext:value-type="float">
            <text:p>5.43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8" table:formula="of:=([.C27]*12)" office:value-type="float" office:value="288" calcext:value-type="float">
            <text:p>288.0</text:p>
          </table:table-cell>
          <table:table-cell table:style-name="ce38" table:formula="of:=([.D27]*12)" office:value-type="float" office:value="60" calcext:value-type="float">
            <text:p>60.0</text:p>
          </table:table-cell>
          <table:table-cell table:style-name="ce8" table:formula="of:=[.E27]/[.F27]"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8" table:formula="of:=([.C28]*12)" office:value-type="float" office:value="360" calcext:value-type="float">
            <text:p>360.0</text:p>
          </table:table-cell>
          <table:table-cell table:style-name="ce38" table:formula="of:=([.D28]*12)" office:value-type="float" office:value="72" calcext:value-type="float">
            <text:p>72.0</text:p>
          </table:table-cell>
          <table:table-cell table:style-name="ce8" table:formula="of:=[.E28]/[.F28]"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8" table:formula="of:=([.C29]*12)" office:value-type="float" office:value="516" calcext:value-type="float">
            <text:p>516.0</text:p>
          </table:table-cell>
          <table:table-cell table:style-name="ce38" table:formula="of:=([.D29]*12)" office:value-type="float" office:value="96" calcext:value-type="float">
            <text:p>96.0</text:p>
          </table:table-cell>
          <table:table-cell table:style-name="ce8" table:formula="of:=[.E29]/[.F29]" office:value-type="float" office:value="5.375" calcext:value-type="float">
            <text:p>5.38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38" table:formula="of:=([.C30]*12)" office:value-type="float" office:value="288" calcext:value-type="float">
            <text:p>288.0</text:p>
          </table:table-cell>
          <table:table-cell table:style-name="ce38" table:formula="of:=([.D30]*12)" office:value-type="float" office:value="72" calcext:value-type="float">
            <text:p>72.0</text:p>
          </table:table-cell>
          <table:table-cell table:style-name="ce8" table:formula="of:=[.E30]/[.F30]" office:value-type="float" office:value="4" calcext:value-type="float">
            <text:p>4.00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ce38" table:formula="of:=([.C31]*12)" office:value-type="float" office:value="408" calcext:value-type="float">
            <text:p>408.0</text:p>
          </table:table-cell>
          <table:table-cell table:style-name="ce38" table:formula="of:=([.D31]*12)" office:value-type="float" office:value="84" calcext:value-type="float">
            <text:p>84.0</text:p>
          </table:table-cell>
          <table:table-cell table:style-name="ce8" table:formula="of:=[.E31]/[.F31]" office:value-type="float" office:value="4.85714285714286" calcext:value-type="float">
            <text:p>4.86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style-name="ce38" table:formula="of:=([.C32]*12)" office:value-type="float" office:value="468" calcext:value-type="float">
            <text:p>468.0</text:p>
          </table:table-cell>
          <table:table-cell table:style-name="ce38" table:formula="of:=([.D32]*12)" office:value-type="float" office:value="84" calcext:value-type="float">
            <text:p>84.0</text:p>
          </table:table-cell>
          <table:table-cell table:style-name="ce8" table:formula="of:=[.E32]/[.F32]" office:value-type="float" office:value="5.57142857142857" calcext:value-type="float">
            <text:p>5.57</text:p>
          </table:table-cell>
          <table:table-cell/>
        </table:table-row>
        <table:table-row table:style-name="ro1"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38" table:formula="of:=([.C33]*12)" office:value-type="float" office:value="288" calcext:value-type="float">
            <text:p>288.0</text:p>
          </table:table-cell>
          <table:table-cell table:style-name="ce38" table:formula="of:=([.D33]*12)" office:value-type="float" office:value="108" calcext:value-type="float">
            <text:p>108.0</text:p>
          </table:table-cell>
          <table:table-cell table:style-name="ce8" table:formula="of:=[.E33]/[.F33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44">
          <table:table-cell table:number-columns-repeated="8"/>
        </table:table-row>
        <table:table-row table:style-name="ro1">
          <table:table-cell table:number-columns-repeated="6"/>
          <table:table-cell table:style-name="ce20" office:value-type="string" calcext:value-type="string">
            <text:p>Sample Variation %</text:p>
          </table:table-cell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Calibration</text:p>
          </table:table-cell>
          <table:table-cell table:style-name="ce12" table:formula="of:=AVERAGE([.$G$88:.$G$99])" office:value-type="float" office:value="4.21134464950254" calcext:value-type="float">
            <text:p>4.21</text:p>
          </table:table-cell>
          <table:table-cell table:style-name="ce12" table:formula="of:=100*(STDEV([.$G$88:.$G$99])/[.F79])" office:value-type="float" office:value="27.3727615714775" calcext:value-type="float">
            <text:p>27.37</text:p>
          </table:table-cell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Maximum Calibration</text:p>
          </table:table-cell>
          <table:table-cell table:style-name="ce12" table:formula="of:=MAX([.$G$88:.$G$99])" office:value-type="float" office:value="6" calcext:value-type="float">
            <text:p>6.00</text:p>
          </table:table-cell>
          <table:table-cell table:style-name="ce39"/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Minimum Calibration</text:p>
          </table:table-cell>
          <table:table-cell table:style-name="ce12" table:formula="of:=MIN([.$G$88:.$G$99])" office:value-type="float" office:value="2.47619047619048" calcext:value-type="float">
            <text:p>2.48</text:p>
          </table:table-cell>
          <table:table-cell table:style-name="ce39"/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Vehicles Per Hour (Manual)</text:p>
          </table:table-cell>
          <table:table-cell table:style-name="ce12" table:formula="of:=AVERAGE([.$E$88:.$E$99])" office:value-type="float" office:value="399" calcext:value-type="float">
            <text:p>399.00</text:p>
          </table:table-cell>
          <table:table-cell table:style-name="ce12" table:formula="of:=100*(STDEV([.$E$88:.$E$99])/[.F82])" office:value-type="float" office:value="15.9851816732852" calcext:value-type="float">
            <text:p>15.99</text:p>
          </table:table-cell>
          <table:table-cell/>
        </table:table-row>
        <table:table-row table:style-name="ro1">
          <table:table-cell table:number-columns-repeated="4"/>
          <table:table-cell table:style-name="ce37" office:value-type="string" calcext:value-type="string">
            <text:p>Average Vehicles Per Hour (Triggered)</text:p>
          </table:table-cell>
          <table:table-cell table:style-name="ce12" table:formula="of:=AVERAGE([.$F$88:.$F$99])" office:value-type="float" office:value="99.5" calcext:value-type="float">
            <text:p>99.50</text:p>
          </table:table-cell>
          <table:table-cell table:style-name="ce12" table:formula="of:=100*(STDEV([.$F$88:.$F$99])/[.F83])" office:value-type="float" office:value="22.1872501724306" calcext:value-type="float">
            <text:p>22.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36" office:value-type="string" calcext:value-type="string">
            <text:p>Manual Count 10 mins Sample)</text:p>
          </table:table-cell>
          <table:table-cell table:style-name="ce20" office:value-type="string" calcext:value-type="string">
            <text:p>Measured with Trigger (10 mins)</text:p>
          </table:table-cell>
          <table:table-cell table:style-name="ce20" office:value-type="string" calcext:value-type="string">
            <text:p>Manually Counted Per Hour</text:p>
          </table:table-cell>
          <table:table-cell table:style-name="ce36" office:value-type="string" calcext:value-type="string">
            <text:p>Measured with automatic count Per Hour</text:p>
          </table:table-cell>
          <table:table-cell table:style-name="ce20" office:value-type="string" calcext:value-type="string">
            <text:p>Calibration Multiplier</text:p>
          </table:table-cell>
          <table:table-cell/>
        </table:table-row>
        <table:table-row table:style-name="ro1">
          <table:table-cell table:number-columns-repeated="2"/>
          <table:table-cell table:formula="of:=[.C12]+[.C11]" office:value-type="float" office:value="52" calcext:value-type="float">
            <text:p>52</text:p>
          </table:table-cell>
          <table:table-cell table:formula="of:=[.D12]+[.D11]" office:value-type="float" office:value="21" calcext:value-type="float">
            <text:p>21</text:p>
          </table:table-cell>
          <table:table-cell table:style-name="ce38" table:formula="of:=([.C88]*6)" office:value-type="float" office:value="312" calcext:value-type="float">
            <text:p>312.0</text:p>
          </table:table-cell>
          <table:table-cell table:style-name="ce38" table:formula="of:=([.D88]*6)" office:value-type="float" office:value="126" calcext:value-type="float">
            <text:p>126.0</text:p>
          </table:table-cell>
          <table:table-cell table:style-name="ce8" table:formula="of:=[.E88]/[.F88]" office:value-type="float" office:value="2.47619047619048" calcext:value-type="float">
            <text:p>2.48</text:p>
          </table:table-cell>
          <table:table-cell/>
        </table:table-row>
        <table:table-row table:style-name="ro1">
          <table:table-cell table:number-columns-repeated="2"/>
          <table:table-cell table:formula="of:=[.C14]+[.C13]" office:value-type="float" office:value="63" calcext:value-type="float">
            <text:p>63</text:p>
          </table:table-cell>
          <table:table-cell table:formula="of:=[.D14]+[.D13]" office:value-type="float" office:value="22" calcext:value-type="float">
            <text:p>22</text:p>
          </table:table-cell>
          <table:table-cell table:style-name="ce38" table:formula="of:=([.C89]*6)" office:value-type="float" office:value="378" calcext:value-type="float">
            <text:p>378.0</text:p>
          </table:table-cell>
          <table:table-cell table:style-name="ce38" table:formula="of:=([.D89]*6)" office:value-type="float" office:value="132" calcext:value-type="float">
            <text:p>132.0</text:p>
          </table:table-cell>
          <table:table-cell table:style-name="ce8" table:formula="of:=[.E89]/[.F89]" office:value-type="float" office:value="2.86363636363636" calcext:value-type="float">
            <text:p>2.86</text:p>
          </table:table-cell>
          <table:table-cell/>
        </table:table-row>
        <table:table-row table:style-name="ro1">
          <table:table-cell table:number-columns-repeated="2"/>
          <table:table-cell table:formula="of:=[.C16]+[.C15]" office:value-type="float" office:value="64" calcext:value-type="float">
            <text:p>64</text:p>
          </table:table-cell>
          <table:table-cell table:formula="of:=[.D16]+[.D15]" office:value-type="float" office:value="19" calcext:value-type="float">
            <text:p>19</text:p>
          </table:table-cell>
          <table:table-cell table:style-name="ce38" table:formula="of:=([.C90]*6)" office:value-type="float" office:value="384" calcext:value-type="float">
            <text:p>384.0</text:p>
          </table:table-cell>
          <table:table-cell table:style-name="ce38" table:formula="of:=([.D90]*6)" office:value-type="float" office:value="114" calcext:value-type="float">
            <text:p>114.0</text:p>
          </table:table-cell>
          <table:table-cell table:style-name="ce8" table:formula="of:=[.E90]/[.F90]" office:value-type="float" office:value="3.36842105263158" calcext:value-type="float">
            <text:p>3.37</text:p>
          </table:table-cell>
          <table:table-cell/>
        </table:table-row>
        <table:table-row table:style-name="ro1">
          <table:table-cell table:number-columns-repeated="2"/>
          <table:table-cell table:formula="of:=[.C18]+[.C17]" office:value-type="float" office:value="82" calcext:value-type="float">
            <text:p>82</text:p>
          </table:table-cell>
          <table:table-cell table:formula="of:=[.D18]+[.D17]" office:value-type="float" office:value="20" calcext:value-type="float">
            <text:p>20</text:p>
          </table:table-cell>
          <table:table-cell table:style-name="ce38" table:formula="of:=([.C91]*6)" office:value-type="float" office:value="492" calcext:value-type="float">
            <text:p>492.0</text:p>
          </table:table-cell>
          <table:table-cell table:style-name="ce38" table:formula="of:=([.D91]*6)" office:value-type="float" office:value="120" calcext:value-type="float">
            <text:p>120.0</text:p>
          </table:table-cell>
          <table:table-cell table:style-name="ce8" table:formula="of:=[.E91]/[.F91]" office:value-type="float" office:value="4.1" calcext:value-type="float">
            <text:p>4.10</text:p>
          </table:table-cell>
          <table:table-cell/>
        </table:table-row>
        <table:table-row table:style-name="ro1">
          <table:table-cell table:number-columns-repeated="2"/>
          <table:table-cell table:formula="of:=[.C20]+[.C19]" office:value-type="float" office:value="75" calcext:value-type="float">
            <text:p>75</text:p>
          </table:table-cell>
          <table:table-cell table:formula="of:=[.D20]+[.D19]" office:value-type="float" office:value="19" calcext:value-type="float">
            <text:p>19</text:p>
          </table:table-cell>
          <table:table-cell table:style-name="ce38" table:formula="of:=([.C92]*6)" office:value-type="float" office:value="450" calcext:value-type="float">
            <text:p>450.0</text:p>
          </table:table-cell>
          <table:table-cell table:style-name="ce38" table:formula="of:=([.D92]*6)" office:value-type="float" office:value="114" calcext:value-type="float">
            <text:p>114.0</text:p>
          </table:table-cell>
          <table:table-cell table:style-name="ce8" table:formula="of:=[.E92]/[.F92]" office:value-type="float" office:value="3.94736842105263" calcext:value-type="float">
            <text:p>3.95</text:p>
          </table:table-cell>
          <table:table-cell/>
        </table:table-row>
        <table:table-row table:style-name="ro1">
          <table:table-cell table:number-columns-repeated="2"/>
          <table:table-cell table:formula="of:=[.C22]+[.C21]" office:value-type="float" office:value="77" calcext:value-type="float">
            <text:p>77</text:p>
          </table:table-cell>
          <table:table-cell table:formula="of:=[.D22]+[.D21]" office:value-type="float" office:value="15" calcext:value-type="float">
            <text:p>15</text:p>
          </table:table-cell>
          <table:table-cell table:style-name="ce38" table:formula="of:=([.C93]*6)" office:value-type="float" office:value="462" calcext:value-type="float">
            <text:p>462.0</text:p>
          </table:table-cell>
          <table:table-cell table:style-name="ce38" table:formula="of:=([.D93]*6)" office:value-type="float" office:value="90" calcext:value-type="float">
            <text:p>90.0</text:p>
          </table:table-cell>
          <table:table-cell table:style-name="ce8" table:formula="of:=[.E93]/[.F93]" office:value-type="float" office:value="5.1333333333333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formula="of:=[.C24]+[.C23]" office:value-type="float" office:value="72" calcext:value-type="float">
            <text:p>72</text:p>
          </table:table-cell>
          <table:table-cell table:formula="of:=[.D24]+[.D23]" office:value-type="float" office:value="12" calcext:value-type="float">
            <text:p>12</text:p>
          </table:table-cell>
          <table:table-cell table:style-name="ce38" table:formula="of:=([.C94]*6)" office:value-type="float" office:value="432" calcext:value-type="float">
            <text:p>432.0</text:p>
          </table:table-cell>
          <table:table-cell table:style-name="ce38" table:formula="of:=([.D94]*6)" office:value-type="float" office:value="72" calcext:value-type="float">
            <text:p>72.0</text:p>
          </table:table-cell>
          <table:table-cell table:style-name="ce8" table:formula="of:=[.E94]/[.F94]"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table:formula="of:=[.C26]+[.C25]" office:value-type="float" office:value="71" calcext:value-type="float">
            <text:p>71</text:p>
          </table:table-cell>
          <table:table-cell table:formula="of:=[.D26]+[.D25]" office:value-type="float" office:value="14" calcext:value-type="float">
            <text:p>14</text:p>
          </table:table-cell>
          <table:table-cell table:style-name="ce38" table:formula="of:=([.C95]*6)" office:value-type="float" office:value="426" calcext:value-type="float">
            <text:p>426.0</text:p>
          </table:table-cell>
          <table:table-cell table:style-name="ce38" table:formula="of:=([.D95]*6)" office:value-type="float" office:value="84" calcext:value-type="float">
            <text:p>84.0</text:p>
          </table:table-cell>
          <table:table-cell table:style-name="ce8" table:formula="of:=[.E95]/[.F95]" office:value-type="float" office:value="5.07142857142857" calcext:value-type="float">
            <text:p>5.07</text:p>
          </table:table-cell>
          <table:table-cell/>
        </table:table-row>
        <table:table-row table:style-name="ro1">
          <table:table-cell table:number-columns-repeated="2"/>
          <table:table-cell table:formula="of:=[.C28]+[.C27]" office:value-type="float" office:value="54" calcext:value-type="float">
            <text:p>54</text:p>
          </table:table-cell>
          <table:table-cell table:formula="of:=[.D28]+[.D27]" office:value-type="float" office:value="11" calcext:value-type="float">
            <text:p>11</text:p>
          </table:table-cell>
          <table:table-cell table:style-name="ce38" table:formula="of:=([.C96]*6)" office:value-type="float" office:value="324" calcext:value-type="float">
            <text:p>324.0</text:p>
          </table:table-cell>
          <table:table-cell table:style-name="ce38" table:formula="of:=([.D96]*6)" office:value-type="float" office:value="66" calcext:value-type="float">
            <text:p>66.0</text:p>
          </table:table-cell>
          <table:table-cell table:style-name="ce8" table:formula="of:=[.E96]/[.F96]" office:value-type="float" office:value="4.90909090909091" calcext:value-type="float">
            <text:p>4.91</text:p>
          </table:table-cell>
          <table:table-cell/>
        </table:table-row>
        <table:table-row table:style-name="ro1">
          <table:table-cell table:number-columns-repeated="2"/>
          <table:table-cell table:formula="of:=[.C30]+[.C29]" office:value-type="float" office:value="67" calcext:value-type="float">
            <text:p>67</text:p>
          </table:table-cell>
          <table:table-cell table:formula="of:=[.D30]+[.D29]" office:value-type="float" office:value="14" calcext:value-type="float">
            <text:p>14</text:p>
          </table:table-cell>
          <table:table-cell table:style-name="ce38" table:formula="of:=([.C97]*6)" office:value-type="float" office:value="402" calcext:value-type="float">
            <text:p>402.0</text:p>
          </table:table-cell>
          <table:table-cell table:style-name="ce38" table:formula="of:=([.D97]*6)" office:value-type="float" office:value="84" calcext:value-type="float">
            <text:p>84.0</text:p>
          </table:table-cell>
          <table:table-cell table:style-name="ce8" table:formula="of:=[.E97]/[.F97]" office:value-type="float" office:value="4.7857142857142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table:formula="of:=[.C32]+[.C31]" office:value-type="float" office:value="73" calcext:value-type="float">
            <text:p>73</text:p>
          </table:table-cell>
          <table:table-cell table:formula="of:=[.D32]+[.D31]" office:value-type="float" office:value="14" calcext:value-type="float">
            <text:p>14</text:p>
          </table:table-cell>
          <table:table-cell table:style-name="ce38" table:formula="of:=([.C98]*6)" office:value-type="float" office:value="438" calcext:value-type="float">
            <text:p>438.0</text:p>
          </table:table-cell>
          <table:table-cell table:style-name="ce38" table:formula="of:=([.D98]*6)" office:value-type="float" office:value="84" calcext:value-type="float">
            <text:p>84.0</text:p>
          </table:table-cell>
          <table:table-cell table:style-name="ce8" table:formula="of:=[.E98]/[.F98]" office:value-type="float" office:value="5.21428571428571" calcext:value-type="float">
            <text:p>5.21</text:p>
          </table:table-cell>
          <table:table-cell/>
        </table:table-row>
        <table:table-row table:style-name="ro1">
          <table:table-cell table:number-columns-repeated="2"/>
          <table:table-cell table:formula="of:=[.C33]+[.C33]" office:value-type="float" office:value="48" calcext:value-type="float">
            <text:p>48</text:p>
          </table:table-cell>
          <table:table-cell table:formula="of:=[.D33]+[.D33]" office:value-type="float" office:value="18" calcext:value-type="float">
            <text:p>18</text:p>
          </table:table-cell>
          <table:table-cell table:style-name="ce38" table:formula="of:=([.C99]*6)" office:value-type="float" office:value="288" calcext:value-type="float">
            <text:p>288.0</text:p>
          </table:table-cell>
          <table:table-cell table:style-name="ce38" table:formula="of:=([.D99]*6)" office:value-type="float" office:value="108" calcext:value-type="float">
            <text:p>108.0</text:p>
          </table:table-cell>
          <table:table-cell table:style-name="ce8" table:formula="of:=[.E99]/[.F99]" office:value-type="float" office:value="2.66666666666667" calcext:value-type="float">
            <text:p>2.67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35"/>
          <table:table-cell/>
          <table:table-cell table:style-name="ce38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35"/>
          <table:table-cell/>
          <table:table-cell table:style-name="ce38" table:number-columns-repeated="2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0" loext:min-decimal-places="0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8:24:08.584342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20T18:39:16.874357761</dc:date>
    <meta:editing-duration>P2DT18H27M25S</meta:editing-duration>
    <meta:editing-cycles>77</meta:editing-cycles>
    <meta:generator>LibreOffice/5.0.5.2$Linux_X86_64 LibreOffice_project/00m0$Build-2</meta:generator>
    <meta:document-statistic meta:table-count="5" meta:cell-count="1250" meta:object-count="10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21cm" chart:style-name="ch2">
          <text:p>Traffic Survey - Manual calibration  - Sampled Data - November 2013</text:p>
        </chart:title>
        <chart:subtitle svg:x="13.18cm" svg:y="1.937cm" chart:style-name="ch3">
          <text:p>12 x 10 minute Calibration Data, shown as Per Hour</text:p>
        </chart:subtitle>
        <chart:legend svg:x="15.971cm" svg:y="2.972cm" style:legend-expansion="custom" chartooo:width="6.997cm" chartooo:height="1.12cm" style:legend-expansion-aspect-ratio="6.24732142857143" chart:style-name="ch4"/>
        <chart:plot-area chart:style-name="ch5" table:cell-range-address="'Manual Count &amp; Calibration'.E87:'Manual Count &amp; Calibration'.F99" chart:data-source-has-labels="row" svg:x="1.042cm" svg:y="1.535cm" svg:width="32.794cm" svg:height="15.953cm">
          <chartooo:coordinate-region svg:x="2.198cm" svg:y="1.741cm" svg:width="31.638cm" svg:height="15.088cm"/>
          <chart:axis chart:dimension="x" chart:name="primary-x" chart:style-name="ch6">
            <chart:title svg:x="16.053cm" svg:y="17.868cm" chart:style-name="ch7">
              <text:p>10 minute samples</text:p>
            </chart:title>
          </chart:axis>
          <chart:axis chart:dimension="y" chart:name="primary-y" chart:style-name="ch8">
            <chart:title svg:x="0cm" svg:y="11.013cm" chart:style-name="ch9">
              <text:p>Traffic Flow per hour</text:p>
            </chart:title>
            <chart:grid chart:style-name="ch10" chart:class="major"/>
          </chart:axis>
          <chart:series chart:style-name="ch11" chart:values-cell-range-address="'Manual Count &amp; Calibration'.E88:'Manual Count &amp; Calibration'.E99" chart:label-cell-address="'Manual Count &amp; Calibration'.E87:'Manual Count &amp; Calibration'.E87" chart:class="chart:bar">
            <chart:data-point chart:repeated="12"/>
          </chart:series>
          <chart:series chart:style-name="ch12" chart:values-cell-range-address="'Manual Count &amp; Calibration'.F88:'Manual Count &amp; Calibration'.F99" chart:label-cell-address="'Manual Count &amp; Calibration'.F87:'Manual Count &amp; Calibration'.F8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87:'Manual Count &amp; Calibration'.E87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87:'Manual Count &amp; Calibration'.F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'Manual Count &amp; Calibration'.E88:'Manual Count &amp; Calibration'.E99</svg:desc>
                </draw:g>
              </table:table-cell>
              <table:table-cell office:value-type="float" office:value="126">
                <text:p>126</text:p>
                <draw:g>
                  <svg:desc>'Manual Count &amp; Calibration'.F88:'Manual Count &amp; Calibration'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">
                <text:p>3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4">
                <text:p>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">
                <text:p>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">
                <text:p>4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">
                <text:p>3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2">
                <text:p>4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3cm" svg:y="0.44cm" chart:style-name="ch2">
          <text:p>Open Traffic Survey - Time :  Date - Speed of vehicles</text:p>
        </chart:title>
        <chart:subtitle svg:x="4.801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8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9cm" svg:y="0.484cm" chart:style-name="ch2">
          <text:p>19th May 2015 Hudds Rd - Speed of vehicles using more accurate speed calculations - with estimated error range</text:p>
        </chart:title>
        <chart:subtitle svg:x="11.974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531cm" svg:height="19.026cm" xlink:href=".." xlink:type="simple" chart:class="chart:bar" chart:style-name="ch1">
        <chart:title svg:x="10.347cm" svg:y="0.519cm" chart:style-name="ch2">
          <text:p>Traffic Survey - Manual calibration  - Sampled Data - November 2013</text:p>
        </chart:title>
        <chart:subtitle svg:x="13.18cm" svg:y="1.937cm" chart:style-name="ch3">
          <text:p>23 x 5 min Calibration Data, shown as Per Hour</text:p>
        </chart:subtitle>
        <chart:legend svg:x="16.203cm" svg:y="3.513cm" style:legend-expansion="custom" chartooo:width="6.997cm" chartooo:height="1.12cm" style:legend-expansion-aspect-ratio="6.24732142857143" chart:style-name="ch4"/>
        <chart:plot-area chart:style-name="ch5" table:cell-range-address="'Manual Count &amp; Calibration'.E10:'Manual Count &amp; Calibration'.F33" chart:data-source-has-labels="row" svg:x="1.042cm" svg:y="1.536cm" svg:width="32.794cm" svg:height="15.952cm">
          <chartooo:coordinate-region svg:x="2.198cm" svg:y="1.741cm" svg:width="31.638cm" svg:height="15.088cm"/>
          <chart:axis chart:dimension="x" chart:name="primary-x" chart:style-name="ch6">
            <chart:title svg:x="16.141cm" svg:y="17.868cm" chart:style-name="ch7">
              <text:p>5 minute samples</text:p>
            </chart:title>
          </chart:axis>
          <chart:axis chart:dimension="y" chart:name="primary-y" chart:style-name="ch8">
            <chart:title svg:x="0cm" svg:y="10.372cm" chart:style-name="ch9">
              <text:p>Traffic Flow</text:p>
            </chart:title>
            <chart:grid chart:style-name="ch10" chart:class="major"/>
          </chart:axis>
          <chart:series chart:style-name="ch11" chart:values-cell-range-address="'Manual Count &amp; Calibration'.E11:'Manual Count &amp; Calibration'.E33" chart:label-cell-address="'Manual Count &amp; Calibration'.E10:'Manual Count &amp; Calibration'.E10" chart:class="chart:bar">
            <chart:data-point chart:repeated="23"/>
          </chart:series>
          <chart:series chart:style-name="ch12" chart:values-cell-range-address="'Manual Count &amp; Calibration'.F11:'Manual Count &amp; Calibration'.F33" chart:label-cell-address="'Manual Count &amp; Calibration'.F10:'Manual Count &amp; Calibration'.F10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ually Counted Per Hour</text:p>
                <draw:g>
                  <svg:desc>'Manual Count &amp; Calibration'.E10:'Manual Count &amp; Calibration'.E10</svg:desc>
                </draw:g>
              </table:table-cell>
              <table:table-cell office:value-type="string">
                <text:p>Measured with automatic count Per Hour</text:p>
                <draw:g>
                  <svg:desc>'Manual Count &amp; Calibration'.F10:'Manual Count &amp; Calibration'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8">
                <text:p>348</text:p>
                <draw:g>
                  <svg:desc>'Manual Count &amp; Calibration'.E11:'Manual Count &amp; Calibration'.E33</svg:desc>
                </draw:g>
              </table:table-cell>
              <table:table-cell office:value-type="float" office:value="156">
                <text:p>156</text:p>
                <draw:g>
                  <svg:desc>'Manual Count &amp; Calibration'.F11:'Manual Count &amp; Calibration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0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">
                <text:p>3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6">
                <text:p>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">
                <text:p>5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8">
                <text:p>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